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fo:break-before="auto" fo:break-after="auto" table:align="left" fo:keep-with-next="auto"/>
    </style:style>
    <style:style style:name="Tabla1.A" style:family="table-column">
      <style:table-column-properties style:column-width="3.198cm"/>
    </style:style>
    <style:style style:name="Tabla1.B" style:family="table-column">
      <style:table-column-properties style:column-width="6.445cm"/>
    </style:style>
    <style:style style:name="Tabla1.C" style:family="table-column">
      <style:table-column-properties style:column-width="7.357cm"/>
    </style:style>
    <style:style style:name="Tabla1.A1" style:family="table-cell">
      <style:table-cell-properties style:vertical-align="middle" fo:padding-left="0.318cm" fo:padding-right="0.318cm" fo:padding-top="0.212cm" fo:padding-bottom="0.212cm" fo:border="0.05pt solid #000000"/>
    </style:style>
    <style:style style:name="Tabla2" style:family="table">
      <style:table-properties style:width="17cm" fo:break-before="auto" fo:break-after="auto" table:align="left" fo:keep-with-next="auto"/>
    </style:style>
    <style:style style:name="Tabla2.A" style:family="table-column">
      <style:table-column-properties style:column-width="3.127cm"/>
    </style:style>
    <style:style style:name="Tabla2.B" style:family="table-column">
      <style:table-column-properties style:column-width="8.112cm"/>
    </style:style>
    <style:style style:name="Tabla2.C" style:family="table-column">
      <style:table-column-properties style:column-width="5.761cm"/>
    </style:style>
    <style:style style:name="Tabla2.A1" style:family="table-cell">
      <style:table-cell-properties style:vertical-align="middle" fo:padding-left="0.318cm" fo:padding-right="0.318cm" fo:padding-top="0.212cm" fo:padding-bottom="0.212cm" fo:border="0.05pt solid #000000"/>
    </style:style>
    <style:style style:name="P1" style:family="paragraph" style:parent-style-name="Heading_20_2">
      <style:paragraph-properties fo:margin-left="0cm" fo:margin-right="0cm" fo:text-indent="0cm" style:auto-text-indent="false" fo:keep-with-next="auto"/>
    </style:style>
    <style:style style:name="P2" style:family="paragraph" style:parent-style-name="Heading_20_3">
      <style:paragraph-properties fo:margin-left="0cm" fo:margin-right="0cm" fo:text-indent="0cm" style:auto-text-indent="false" fo:keep-with-next="auto"/>
    </style:style>
    <style:style style:name="P3" style:family="paragraph" style:parent-style-name="Table_20_Contents">
      <style:paragraph-properties fo:margin-left="0cm" fo:margin-right="0cm" fo:text-indent="0cm" style:auto-text-indent="false" fo:keep-with-next="auto"/>
    </style:style>
    <style:style style:name="P4" style:family="paragraph" style:parent-style-name="Text_20_body">
      <style:paragraph-properties fo:margin-left="0cm" fo:margin-right="0cm" fo:text-indent="0cm" style:auto-text-indent="false" fo:keep-with-next="auto"/>
    </style:style>
    <style:style style:name="P5" style:family="paragraph" style:parent-style-name="Table_20_Contents">
      <style:paragraph-properties fo:margin-left="0cm" fo:margin-right="0cm" fo:margin-top="0cm" fo:margin-bottom="0.499cm" style:contextual-spacing="false" fo:text-indent="0cm" style:auto-text-indent="false" fo:keep-with-next="auto"/>
    </style:style>
    <style:style style:name="P6" style:family="paragraph" style:parent-style-name="Table_20_Contents">
      <style:paragraph-properties fo:margin-left="0cm" fo:margin-right="0cm" fo:margin-top="0cm" fo:margin-bottom="0.499cm" style:contextual-spacing="false" fo:text-indent="0cm" style:auto-text-indent="false" fo:keep-with-next="auto"/>
      <style:text-properties loext:padding="0cm" loext:border="none"/>
    </style:style>
    <style:style style:name="P7" style:family="paragraph" style:parent-style-name="Text_20_body">
      <style:paragraph-properties fo:margin-left="0cm" fo:margin-right="0cm" fo:text-indent="0cm" style:auto-text-indent="false" fo:keep-with-next="auto"/>
      <style:text-properties loext:padding="0cm" loext:border="none"/>
    </style:style>
    <style:style style:name="P8" style:family="paragraph" style:parent-style-name="Heading_20_2">
      <style:paragraph-properties fo:margin-left="0cm" fo:margin-right="0cm" fo:text-indent="0cm" style:auto-text-indent="false" fo:keep-with-next="auto"/>
    </style:style>
    <style:style style:name="P9" style:family="paragraph" style:parent-style-name="Heading_20_3">
      <style:paragraph-properties fo:margin-left="0cm" fo:margin-right="0cm" fo:text-indent="0cm" style:auto-text-indent="false" fo:break-before="page"/>
    </style:style>
    <style:style style:name="P10" style:family="paragraph" style:parent-style-name="Heading_20_3">
      <style:paragraph-properties fo:margin-left="0cm" fo:margin-right="0cm" fo:text-indent="0cm" style:auto-text-indent="false"/>
    </style:style>
    <style:style style:name="P11" style:family="paragraph" style:parent-style-name="Heading_20_4">
      <style:paragraph-properties fo:margin-left="0cm" fo:margin-right="0cm" fo:text-indent="0cm" style:auto-text-indent="false"/>
    </style:style>
    <style:style style:name="P12" style:family="paragraph" style:parent-style-name="Text_20_body" style:list-style-name="L1">
      <style:paragraph-properties fo:margin-left="0cm" fo:margin-right="0cm" fo:text-indent="0cm" style:auto-text-indent="false" fo:keep-with-next="auto"/>
    </style:style>
    <style:style style:name="P13" style:family="paragraph" style:parent-style-name="Text_20_body" style:list-style-name="L2">
      <style:paragraph-properties fo:margin-left="0cm" fo:margin-right="0cm" fo:text-indent="0cm" style:auto-text-indent="false" fo:keep-with-next="auto"/>
    </style:style>
    <style:style style:name="P14" style:family="paragraph" style:parent-style-name="Text_20_body" style:list-style-name="L3">
      <style:paragraph-properties fo:margin-left="0cm" fo:margin-right="0cm" fo:text-indent="0cm" style:auto-text-indent="false" fo:keep-with-next="auto"/>
    </style:style>
    <style:style style:name="P15" style:family="paragraph" style:parent-style-name="Text_20_body" style:list-style-name="L4">
      <style:paragraph-properties fo:margin-left="0cm" fo:margin-right="0cm" fo:text-indent="0cm" style:auto-text-indent="false" fo:keep-with-next="auto"/>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fo:break-before="page"/>
    </style:style>
    <style:style style:name="P18" style:family="paragraph" style:parent-style-name="Text_20_body" style:list-style-name="L20">
      <style:paragraph-properties fo:margin-left="0cm" fo:margin-right="0cm" fo:margin-top="0cm" fo:margin-bottom="0cm" style:contextual-spacing="false" fo:orphans="1" fo:text-indent="0cm" style:auto-text-indent="false"/>
    </style:style>
    <style:style style:name="P19" style:family="paragraph" style:parent-style-name="Text_20_body" style:list-style-name="L21">
      <style:paragraph-properties fo:margin-left="0cm" fo:margin-right="0cm" fo:margin-top="0cm" fo:margin-bottom="0cm" style:contextual-spacing="false" fo:orphans="1" fo:text-indent="0cm" style:auto-text-indent="false"/>
    </style:style>
    <style:style style:name="P20" style:family="paragraph" style:parent-style-name="Text_20_body" style:list-style-name="L26">
      <style:paragraph-properties fo:margin-left="0cm" fo:margin-right="0cm" fo:margin-top="0cm" fo:margin-bottom="0cm" style:contextual-spacing="false" fo:orphans="1" fo:text-indent="0cm" style:auto-text-indent="false"/>
    </style:style>
    <style:style style:name="P21" style:family="paragraph" style:parent-style-name="Text_20_body" style:list-style-name="L27">
      <style:paragraph-properties fo:margin-left="0cm" fo:margin-right="0cm" fo:margin-top="0cm" fo:margin-bottom="0cm" style:contextual-spacing="false" fo:orphans="1" fo:text-indent="0cm" style:auto-text-indent="false"/>
    </style:style>
    <style:style style:name="P22" style:family="paragraph" style:parent-style-name="Text_20_body" style:list-style-name="L28">
      <style:paragraph-properties fo:margin-left="0cm" fo:margin-right="0cm" fo:margin-top="0cm" fo:margin-bottom="0cm" style:contextual-spacing="false" fo:orphans="1" fo:text-indent="0cm" style:auto-text-indent="false"/>
    </style:style>
    <style:style style:name="P23" style:family="paragraph" style:parent-style-name="Text_20_body" style:list-style-name="L29">
      <style:paragraph-properties fo:margin-left="0cm" fo:margin-right="0cm" fo:margin-top="0cm" fo:margin-bottom="0cm" style:contextual-spacing="false" fo:orphans="1" fo:text-indent="0cm" style:auto-text-indent="false"/>
    </style:style>
    <style:style style:name="P24" style:family="paragraph" style:parent-style-name="Text_20_body">
      <style:paragraph-properties fo:margin-left="0cm" fo:margin-right="0cm" fo:margin-top="0cm" fo:margin-bottom="0cm" style:contextual-spacing="false" fo:orphans="1" fo:text-indent="0cm" style:auto-text-indent="false"/>
    </style:style>
    <style:style style:name="P25" style:family="paragraph" style:parent-style-name="Text_20_body" style:list-style-name="L30">
      <style:paragraph-properties fo:margin-left="0cm" fo:margin-right="0cm" fo:margin-top="0cm" fo:margin-bottom="0cm" style:contextual-spacing="false" fo:orphans="1" fo:text-indent="0cm" style:auto-text-indent="false"/>
    </style:style>
    <style:style style:name="P26" style:family="paragraph" style:parent-style-name="Text_20_body" style:list-style-name="L32">
      <style:paragraph-properties fo:margin-left="0cm" fo:margin-right="0cm" fo:margin-top="0cm" fo:margin-bottom="0cm" style:contextual-spacing="false" fo:orphans="1" fo:text-indent="0cm" style:auto-text-indent="false"/>
    </style:style>
    <style:style style:name="P27" style:family="paragraph" style:parent-style-name="Text_20_body">
      <style:paragraph-properties fo:margin-top="0cm" fo:margin-bottom="0cm" style:contextual-spacing="false"/>
    </style:style>
    <style:style style:name="P28" style:family="paragraph" style:parent-style-name="Text_20_body" style:list-style-name="L17">
      <style:paragraph-properties fo:margin-top="0cm" fo:margin-bottom="0cm" style:contextual-spacing="false"/>
    </style:style>
    <style:style style:name="P29" style:family="paragraph" style:parent-style-name="Text_20_body" style:list-style-name="L17">
      <style:paragraph-properties fo:margin-left="0cm" fo:margin-right="0cm" fo:margin-top="0cm" fo:margin-bottom="0cm" style:contextual-spacing="false" fo:text-indent="0cm" style:auto-text-indent="false"/>
    </style:style>
    <style:style style:name="P30" style:family="paragraph" style:parent-style-name="Text_20_body" style:list-style-name="L17">
      <style:paragraph-properties fo:margin-left="0cm" fo:margin-right="0cm" fo:text-indent="0cm" style:auto-text-indent="false"/>
    </style:style>
    <style:style style:name="P31" style:family="paragraph" style:parent-style-name="Text_20_body" style:list-style-name="L18">
      <style:paragraph-properties fo:margin-top="0cm" fo:margin-bottom="0cm" style:contextual-spacing="false"/>
    </style:style>
    <style:style style:name="P32" style:family="paragraph" style:parent-style-name="Text_20_body" style:list-style-name="L18">
      <style:paragraph-properties fo:margin-left="0cm" fo:margin-right="0cm" fo:margin-top="0cm" fo:margin-bottom="0cm" style:contextual-spacing="false" fo:text-indent="0cm" style:auto-text-indent="false"/>
    </style:style>
    <style:style style:name="P33" style:family="paragraph" style:parent-style-name="Text_20_body" style:list-style-name="L18">
      <style:paragraph-properties fo:margin-left="0cm" fo:margin-right="0cm" fo:text-indent="0cm" style:auto-text-indent="false"/>
    </style:style>
    <style:style style:name="P34" style:family="paragraph" style:parent-style-name="Text_20_body" style:list-style-name="L19">
      <style:paragraph-properties fo:margin-top="0cm" fo:margin-bottom="0cm" style:contextual-spacing="false"/>
    </style:style>
    <style:style style:name="P35" style:family="paragraph" style:parent-style-name="Text_20_body" style:list-style-name="L19">
      <style:paragraph-properties fo:margin-left="0cm" fo:margin-right="0cm" fo:margin-top="0cm" fo:margin-bottom="0cm" style:contextual-spacing="false" fo:text-indent="0cm" style:auto-text-indent="false"/>
    </style:style>
    <style:style style:name="P36" style:family="paragraph" style:parent-style-name="Text_20_body" style:list-style-name="L19">
      <style:paragraph-properties fo:margin-left="0cm" fo:margin-right="0cm" fo:text-indent="0cm" style:auto-text-indent="false"/>
    </style:style>
    <style:style style:name="P37" style:family="paragraph" style:parent-style-name="Text_20_body" style:list-style-name="L20">
      <style:paragraph-properties fo:margin-top="0cm" fo:margin-bottom="0cm" style:contextual-spacing="false"/>
    </style:style>
    <style:style style:name="P38" style:family="paragraph" style:parent-style-name="Text_20_body" style:list-style-name="L20">
      <style:paragraph-properties fo:margin-left="0cm" fo:margin-right="0cm" fo:margin-top="0cm" fo:margin-bottom="0cm" style:contextual-spacing="false" fo:text-indent="0cm" style:auto-text-indent="false"/>
    </style:style>
    <style:style style:name="P39"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style:style>
    <style:style style:name="P40"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style:style>
    <style:style style:name="P41" style:family="paragraph" style:parent-style-name="Text_20_body">
      <loext:graphic-properties draw:fill="none"/>
      <style:paragraph-properties fo:margin-left="1.199cm" fo:margin-right="0cm" fo:margin-top="0cm" fo:margin-bottom="0cm" style:contextual-spacing="false" fo:line-height="115%" fo:text-indent="0cm" style:auto-text-indent="false" fo:background-color="transparent"/>
    </style:style>
    <style:style style:name="P42"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style:style>
    <style:style style:name="P43"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style:style>
    <style:style style:name="P44"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45"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46"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style>
    <style:style style:name="P47"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48"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49"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50"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51"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52"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53"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54"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tab-stops>
          <style:tab-stop style:position="1.296cm"/>
        </style:tab-stops>
      </style:paragraph-properties>
    </style:style>
    <style:style style:name="P55"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ab-stops>
          <style:tab-stop style:position="1.296cm"/>
        </style:tab-stops>
      </style:paragraph-properties>
    </style:style>
    <style:style style:name="P56"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tab-stops/>
      </style:paragraph-properties>
    </style:style>
    <style:style style:name="P57"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ab-stops/>
      </style:paragraph-properties>
    </style:style>
    <style:style style:name="P58" style:family="paragraph" style:parent-style-name="Text_20_body" style:list-style-name="L21">
      <style:paragraph-properties fo:margin-top="0cm" fo:margin-bottom="0cm" style:contextual-spacing="false"/>
    </style:style>
    <style:style style:name="P59" style:family="paragraph" style:parent-style-name="Text_20_body" style:list-style-name="L21">
      <style:paragraph-properties fo:margin-left="0cm" fo:margin-right="0cm" fo:margin-top="0cm" fo:margin-bottom="0cm" style:contextual-spacing="false" fo:text-indent="0cm" style:auto-text-indent="false"/>
    </style:style>
    <style:style style:name="P60" style:family="paragraph" style:parent-style-name="Text_20_body" style:list-style-name="L21">
      <style:paragraph-properties fo:margin-left="0cm" fo:margin-right="0cm" fo:text-indent="0cm" style:auto-text-indent="false"/>
    </style:style>
    <style:style style:name="P61" style:family="paragraph" style:parent-style-name="Text_20_body" style:list-style-name="L26"/>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paragraph-properties fo:margin-left="0cm" fo:margin-right="0cm" fo:margin-top="0cm" fo:margin-bottom="0cm" style:contextual-spacing="false" fo:text-indent="0cm" style:auto-text-indent="false"/>
    </style:style>
    <style:style style:name="P64" style:family="paragraph" style:parent-style-name="Text_20_body" style:list-style-name="L27">
      <style:paragraph-properties fo:margin-top="0cm" fo:margin-bottom="0cm" style:contextual-spacing="false"/>
    </style:style>
    <style:style style:name="P65" style:family="paragraph" style:parent-style-name="Text_20_body" style:list-style-name="L27">
      <style:paragraph-properties fo:margin-left="0cm" fo:margin-right="0cm" fo:margin-top="0cm" fo:margin-bottom="0cm" style:contextual-spacing="false" fo:text-indent="0cm" style:auto-text-indent="false"/>
    </style:style>
    <style:style style:name="P66" style:family="paragraph" style:parent-style-name="Text_20_body" style:list-style-name="L28">
      <style:paragraph-properties fo:margin-top="0cm" fo:margin-bottom="0cm" style:contextual-spacing="false"/>
    </style:style>
    <style:style style:name="P67" style:family="paragraph" style:parent-style-name="Text_20_body" style:list-style-name="L28">
      <style:paragraph-properties fo:margin-left="0cm" fo:margin-right="0cm" fo:margin-top="0cm" fo:margin-bottom="0cm" style:contextual-spacing="false" fo:text-indent="0cm" style:auto-text-indent="false"/>
    </style:style>
    <style:style style:name="P68" style:family="paragraph" style:parent-style-name="Text_20_body" style:list-style-name="L28">
      <style:paragraph-properties fo:margin-left="0cm" fo:margin-right="0cm" fo:text-indent="0cm" style:auto-text-indent="false"/>
    </style:style>
    <style:style style:name="P69" style:family="paragraph" style:parent-style-name="Text_20_body" style:list-style-name="L29">
      <style:paragraph-properties fo:margin-top="0cm" fo:margin-bottom="0cm" style:contextual-spacing="false"/>
    </style:style>
    <style:style style:name="P70" style:family="paragraph" style:parent-style-name="Text_20_body" style:list-style-name="L29">
      <style:paragraph-properties fo:margin-left="0cm" fo:margin-right="0cm" fo:margin-top="0cm" fo:margin-bottom="0cm" style:contextual-spacing="false" fo:text-indent="0cm" style:auto-text-indent="false"/>
    </style:style>
    <style:style style:name="P71" style:family="paragraph" style:parent-style-name="Text_20_body" style:list-style-name="L29">
      <style:paragraph-properties fo:margin-left="0cm" fo:margin-right="0cm" fo:text-indent="0cm" style:auto-text-indent="false"/>
    </style:style>
    <style:style style:name="P72" style:family="paragraph" style:parent-style-name="Text_20_body" style:list-style-name="L30">
      <style:paragraph-properties fo:margin-top="0cm" fo:margin-bottom="0cm" style:contextual-spacing="false"/>
    </style:style>
    <style:style style:name="P73" style:family="paragraph" style:parent-style-name="Text_20_body" style:list-style-name="L30">
      <style:paragraph-properties fo:margin-left="0cm" fo:margin-right="0cm" fo:text-indent="0cm" style:auto-text-indent="false"/>
    </style:style>
    <style:style style:name="P74" style:family="paragraph" style:parent-style-name="Text_20_body" style:list-style-name="L31"/>
    <style:style style:name="P75" style:family="paragraph" style:parent-style-name="Text_20_body" style:list-style-name="L31">
      <style:paragraph-properties fo:margin-top="0cm" fo:margin-bottom="0cm" style:contextual-spacing="false"/>
    </style:style>
    <style:style style:name="P76" style:family="paragraph" style:parent-style-name="Text_20_body" style:list-style-name="L32">
      <style:paragraph-properties fo:margin-top="0cm" fo:margin-bottom="0cm" style:contextual-spacing="false"/>
    </style:style>
    <style:style style:name="P77" style:family="paragraph" style:parent-style-name="Text_20_body" style:list-style-name="L32">
      <style:paragraph-properties fo:margin-left="0cm" fo:margin-right="0cm" fo:margin-top="0cm" fo:margin-bottom="0cm" style:contextual-spacing="false" fo:text-indent="0cm" style:auto-text-indent="false"/>
    </style:style>
    <style:style style:name="T1" style:family="text">
      <style:text-properties loext:padding="0cm" loext:border="none"/>
    </style:style>
    <style:style style:name="T2" style:family="text">
      <style:text-properties fo:color="#e6c07b" loext:opacity="100%"/>
    </style:style>
    <style:style style:name="T3" style:family="text">
      <style:text-properties fo:color="#98c379" loext:opacity="100%"/>
    </style:style>
    <style:style style:name="T4" style:family="text">
      <style:text-properties fo:color="#e06c75" loext:opacity="100%"/>
    </style:style>
    <style:style style:name="T5" style:family="text">
      <style:text-properties fo:color="#d19a66" loext:opacity="100%"/>
    </style:style>
    <style:style style:name="T6" style:family="text">
      <style:text-properties fo:color="#56b6c2" loext:opacity="100%"/>
    </style:style>
    <style:style style:name="T7" style:family="text">
      <style:text-properties officeooo:rsid="000d087d"/>
    </style:style>
    <style:style style:name="T8" style:family="text">
      <style:text-properties officeooo:rsid="000ef40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27" text:anchor-type="page" text:anchor-page-number="1" svg:x="0cm" svg:y="0cm" svg:width="17cm" style:rel-width="100%" draw:z-index="226">
        <draw:text-box fo:min-height="0.041cm">
          <text:p text:style-name="P16">ping debian.aula11.local</text:p>
        </draw:text-box>
      </draw:frame>
      <draw:frame draw:style-name="fr1" draw:name="Marco226" text:anchor-type="page" text:anchor-page-number="1" svg:x="0cm" svg:y="0cm" svg:width="17cm" style:rel-width="100%" draw:z-index="225">
        <draw:text-box fo:min-height="0.041cm">
          <text:p text:style-name="P16">sudo ufw status</text:p>
        </draw:text-box>
      </draw:frame>
      <draw:frame draw:style-name="fr1" draw:name="Marco225" text:anchor-type="page" text:anchor-page-number="1" svg:x="0cm" svg:y="0cm" svg:width="17cm" style:rel-width="100%" draw:z-index="224">
        <draw:text-box fo:min-height="0.041cm">
          <text:p text:style-name="P16">sudo tail -f /var/<text:span text:style-name="T2">log</text:span>/slapd.log</text:p>
        </draw:text-box>
      </draw:frame>
      <draw:frame draw:style-name="fr1" draw:name="Marco224" text:anchor-type="page" text:anchor-page-number="1" svg:x="0cm" svg:y="0cm" svg:width="17cm" style:rel-width="100%" draw:z-index="223">
        <draw:text-box fo:min-height="0.041cm">
          <text:p text:style-name="P16">sudo tail -f /var/<text:span text:style-name="T2">log</text:span>/auth.log</text:p>
        </draw:text-box>
      </draw:frame>
      <draw:frame draw:style-name="fr1" draw:name="Marco223" text:anchor-type="page" text:anchor-page-number="1" svg:x="0cm" svg:y="0cm" svg:width="17cm" style:rel-width="100%" draw:z-index="222">
        <draw:text-box fo:min-height="0.041cm">
          <text:p text:style-name="P16">sudo tail -f /var/<text:span text:style-name="T2">log</text:span>/sssd/*.<text:span text:style-name="T2">log</text:span> </text:p>
        </draw:text-box>
      </draw:frame>
      <draw:frame draw:style-name="fr1" draw:name="Marco222" text:anchor-type="page" text:anchor-page-number="1" svg:x="0cm" svg:y="0cm" svg:width="17cm" style:rel-width="100%" draw:z-index="221">
        <draw:text-box fo:min-height="0.041cm">
          <text:p text:style-name="P16">ldapsearch -x -D <text:span text:style-name="T3">"cn=proxyuser,ou=users,dc=aula11,dc=local"</text:span> -W -b <text:span text:style-name="T3">"dc=aula11,dc=local"</text:span></text:p>
        </draw:text-box>
      </draw:frame>
      <draw:frame draw:style-name="fr1" draw:name="Marco221" text:anchor-type="page" text:anchor-page-number="1" svg:x="0cm" svg:y="0cm" svg:width="17cm" style:rel-width="100%" draw:z-index="220">
        <draw:text-box fo:min-height="0.041cm">
          <text:p text:style-name="P16">BIND_PW qwerty</text:p>
        </draw:text-box>
      </draw:frame>
      <draw:frame draw:style-name="fr1" draw:name="Marco220" text:anchor-type="page" text:anchor-page-number="1" svg:x="0cm" svg:y="0cm" svg:width="17cm" style:rel-width="100%" draw:z-index="219">
        <draw:text-box fo:min-height="0.041cm">
          <text:p text:style-name="P16">BIND_DN cn=proxyuser,ou=users,dc=aula11,dc=local </text:p>
        </draw:text-box>
      </draw:frame>
      <draw:frame draw:style-name="fr1" draw:name="Marco219" text:anchor-type="page" text:anchor-page-number="1" svg:x="0cm" svg:y="0cm" svg:width="17cm" style:rel-width="100%" draw:z-index="218">
        <draw:text-box fo:min-height="0.041cm">
          <text:p text:style-name="P16">URI ldap://debian.aula11.local </text:p>
        </draw:text-box>
      </draw:frame>
      <draw:frame draw:style-name="fr1" draw:name="Marco218" text:anchor-type="page" text:anchor-page-number="1" svg:x="0cm" svg:y="0cm" svg:width="17cm" style:rel-width="100%" draw:z-index="217">
        <draw:text-box fo:min-height="0.041cm">
          <text:p text:style-name="P16">BASE dc=aula11,dc=local </text:p>
        </draw:text-box>
      </draw:frame>
      <draw:frame draw:style-name="fr1" draw:name="Marco217" text:anchor-type="page" text:anchor-page-number="1" svg:x="0cm" svg:y="0cm" svg:width="17cm" style:rel-width="100%" draw:z-index="216">
        <draw:text-box fo:min-height="0.041cm">
          <text:p text:style-name="P16">sudo nano /etc/openldap/ldap.conf</text:p>
        </draw:text-box>
      </draw:frame>
      <draw:frame draw:style-name="fr1" draw:name="Marco216" text:anchor-type="page" text:anchor-page-number="1" svg:x="0cm" svg:y="0cm" svg:width="17cm" style:rel-width="100%" draw:z-index="215">
        <draw:text-box fo:min-height="0.041cm">
          <text:p text:style-name="P16"><text:span text:style-name="T3">olcAccess</text:span>: to * by anonymous read by * none</text:p>
        </draw:text-box>
      </draw:frame>
      <draw:frame draw:style-name="fr1" draw:name="Marco215" text:anchor-type="page" text:anchor-page-number="1" svg:x="0cm" svg:y="0cm" svg:width="17cm" style:rel-width="100%" draw:z-index="214">
        <draw:text-box fo:min-height="0.041cm">
          <text:p text:style-name="P16">ldapsearch -x -D <text:span text:style-name="T3">"cn=proxyuser,ou=users,dc=aula11,dc=local"</text:span> -W -b <text:span text:style-name="T3">"dc=aula11,dc=local"</text:span></text:p>
        </draw:text-box>
      </draw:frame>
      <draw:frame draw:style-name="fr1" draw:name="Marco214" text:anchor-type="page" text:anchor-page-number="1" svg:x="0cm" svg:y="0cm" svg:width="17cm" style:rel-width="100%" draw:z-index="213">
        <draw:text-box fo:min-height="0.041cm">
          <text:p text:style-name="P16">bindpw qwerty</text:p>
        </draw:text-box>
      </draw:frame>
      <draw:frame draw:style-name="fr1" draw:name="Marco213" text:anchor-type="page" text:anchor-page-number="1" svg:x="0cm" svg:y="0cm" svg:width="17cm" style:rel-width="100%" draw:z-index="212">
        <draw:text-box fo:min-height="0.041cm">
          <text:p text:style-name="P16">binddn cn=proxyuser,ou=users,dc=aula11,dc=local </text:p>
        </draw:text-box>
      </draw:frame>
      <draw:frame draw:style-name="fr1" draw:name="Marco212" text:anchor-type="page" text:anchor-page-number="1" svg:x="0cm" svg:y="0cm" svg:width="17cm" style:rel-width="100%" draw:z-index="211">
        <draw:text-box fo:min-height="0.041cm">
          <text:p text:style-name="P16">sudo nano /etc/ldap.conf</text:p>
        </draw:text-box>
      </draw:frame>
      <draw:frame draw:style-name="fr1" draw:name="Marco211" text:anchor-type="page" text:anchor-page-number="1" svg:x="0cm" svg:y="0cm" svg:width="17cm" style:rel-width="100%" draw:z-index="210">
        <draw:text-box fo:min-height="0.041cm">
          <text:p text:style-name="P16">cn=proxyuser,ou=users,dc=aula11,dc=local</text:p>
        </draw:text-box>
      </draw:frame>
      <draw:frame draw:style-name="fr1" draw:name="Marco210" text:anchor-type="page" text:anchor-page-number="1" svg:x="0cm" svg:y="0cm" svg:width="17cm" style:rel-width="100%" draw:z-index="209">
        <draw:text-box fo:min-height="0.041cm">
          <text:p text:style-name="P16">sudo systemctl restart slapd</text:p>
        </draw:text-box>
      </draw:frame>
      <draw:frame draw:style-name="fr1" draw:name="Marco209" text:anchor-type="page" text:anchor-page-number="1" svg:x="0cm" svg:y="0cm" svg:width="17cm" style:rel-width="100%" draw:z-index="208">
        <draw:text-box fo:min-height="0.041cm">
          <text:p text:style-name="P16"><text:span text:style-name="T3">olcAccess</text:span>: to * by dn="cn=proxyuser,ou=users,dc=aula11,dc=local" read by * none</text:p>
        </draw:text-box>
      </draw:frame>
      <draw:frame draw:style-name="fr1" draw:name="Marco208" text:anchor-type="page" text:anchor-page-number="1" svg:x="0cm" svg:y="0cm" svg:width="17cm" style:rel-width="100%" draw:z-index="207">
        <draw:text-box fo:min-height="0.041cm">
          <text:p text:style-name="P16">ldapadd -x -D <text:span text:style-name="T3">"cn=admin,dc=aula11,dc=local"</text:span> -W -f ~/ldap-config/proxyuser.ldif</text:p>
        </draw:text-box>
      </draw:frame>
      <draw:frame draw:style-name="fr1" draw:name="Marco207" text:anchor-type="page" text:anchor-page-number="1" svg:x="0cm" svg:y="0cm" svg:width="17cm" style:rel-width="100%" draw:z-index="206">
        <draw:text-box fo:min-height="0.041cm">
          <text:p text:style-name="P16"><text:span text:style-name="T3">description</text:span>: LDAP proxy user for client queries</text:p>
        </draw:text-box>
      </draw:frame>
      <draw:frame draw:style-name="fr1" draw:name="Marco206" text:anchor-type="page" text:anchor-page-number="1" svg:x="0cm" svg:y="0cm" svg:width="17cm" style:rel-width="100%" draw:z-index="205">
        <draw:text-box fo:min-height="0.041cm">
          <text:p text:style-name="P16"><text:span text:style-name="T3">userPassword</text:span>: {SSHA}8fXz3i4j5k6l7m8n9o0p1q2r3s4t5u6v </text:p>
        </draw:text-box>
      </draw:frame>
      <draw:frame draw:style-name="fr1" draw:name="Marco205" text:anchor-type="page" text:anchor-page-number="1" svg:x="0cm" svg:y="0cm" svg:width="17cm" style:rel-width="100%" draw:z-index="204">
        <draw:text-box fo:min-height="0.041cm">
          <text:p text:style-name="P16"><text:span text:style-name="T3">cn</text:span>: proxyuser </text:p>
        </draw:text-box>
      </draw:frame>
      <draw:frame draw:style-name="fr1" draw:name="Marco204" text:anchor-type="page" text:anchor-page-number="1" svg:x="0cm" svg:y="0cm" svg:width="17cm" style:rel-width="100%" draw:z-index="203">
        <draw:text-box fo:min-height="0.041cm">
          <text:p text:style-name="P16"><text:span text:style-name="T3">objectClass</text:span>: organizationalRole </text:p>
        </draw:text-box>
      </draw:frame>
      <draw:frame draw:style-name="fr1" draw:name="Marco203" text:anchor-type="page" text:anchor-page-number="1" svg:x="0cm" svg:y="0cm" svg:width="17cm" style:rel-width="100%" draw:z-index="202">
        <draw:text-box fo:min-height="0.041cm">
          <text:p text:style-name="P16"><text:span text:style-name="T3">objectClass</text:span>: simpleSecurityObject </text:p>
        </draw:text-box>
      </draw:frame>
      <draw:frame draw:style-name="fr1" draw:name="Marco202" text:anchor-type="page" text:anchor-page-number="1" svg:x="0cm" svg:y="0cm" svg:width="17cm" style:rel-width="100%" draw:z-index="201">
        <draw:text-box fo:min-height="0.041cm">
          <text:p text:style-name="P16"><text:span text:style-name="T3">dn</text:span>: cn=proxyuser,ou=users,dc=aula11,dc=local </text:p>
        </draw:text-box>
      </draw:frame>
      <draw:frame draw:style-name="fr1" draw:name="Marco201" text:anchor-type="page" text:anchor-page-number="1" svg:x="0cm" svg:y="0cm" svg:width="17cm" style:rel-width="100%" draw:z-index="200">
        <draw:text-box fo:min-height="0.041cm">
          <text:p text:style-name="P16">nano ~/ldap-config/proxyuser.ldif</text:p>
        </draw:text-box>
      </draw:frame>
      <draw:frame draw:style-name="fr1" draw:name="Marco200" text:anchor-type="page" text:anchor-page-number="1" svg:x="0cm" svg:y="0cm" svg:width="17cm" style:rel-width="100%" draw:z-index="199">
        <draw:text-box fo:min-height="0.041cm">
          <text:p text:style-name="P16">/usr/share/migrationtools/migrate_passwd.pl /etc/passwd users.ldif</text:p>
        </draw:text-box>
      </draw:frame>
      <draw:frame draw:style-name="fr1" draw:name="Marco199" text:anchor-type="page" text:anchor-page-number="1" svg:x="0cm" svg:y="0cm" svg:width="17cm" style:rel-width="100%" draw:z-index="198">
        <draw:text-box fo:min-height="0.041cm">
          <text:p text:style-name="P16">DEFAULT_BASE=<text:span text:style-name="T3">"dc=aula11,dc=local"</text:span></text:p>
        </draw:text-box>
      </draw:frame>
      <draw:frame draw:style-name="fr1" draw:name="Marco198" text:anchor-type="page" text:anchor-page-number="1" svg:x="0cm" svg:y="0cm" svg:width="17cm" style:rel-width="100%" draw:z-index="197">
        <draw:text-box fo:min-height="0.041cm">
          <text:p text:style-name="P16">sudo nano /etc/migrationtools.conf</text:p>
        </draw:text-box>
      </draw:frame>
      <draw:frame draw:style-name="fr1" draw:name="Marco197" text:anchor-type="page" text:anchor-page-number="1" svg:x="0cm" svg:y="0cm" svg:width="17cm" style:rel-width="100%" draw:z-index="196">
        <draw:text-box fo:min-height="0.041cm">
          <text:p text:style-name="P16">sudo apt install migrationtools -y</text:p>
        </draw:text-box>
      </draw:frame>
      <draw:frame draw:style-name="fr1" draw:name="Marco196" text:anchor-type="page" text:anchor-page-number="1" svg:x="0cm" svg:y="0cm" svg:width="17cm" style:rel-width="100%" draw:z-index="195">
        <draw:text-box fo:min-height="0.041cm">
          <text:p text:style-name="P16">sudo tail -f /var/<text:span text:style-name="T2">log</text:span>/slapd.log</text:p>
        </draw:text-box>
      </draw:frame>
      <draw:frame draw:style-name="fr1" draw:name="Marco195" text:anchor-type="page" text:anchor-page-number="1" svg:x="0cm" svg:y="0cm" svg:width="17cm" style:rel-width="100%" draw:z-index="194">
        <draw:text-box fo:min-height="0.041cm">
          <text:p text:style-name="P16">ssh user01@&lt;IP_del_cliente&gt;</text:p>
        </draw:text-box>
      </draw:frame>
      <draw:frame draw:style-name="fr1" draw:name="Marco194" text:anchor-type="page" text:anchor-page-number="1" svg:x="0cm" svg:y="0cm" svg:width="17cm" style:rel-width="100%" draw:z-index="193">
        <draw:text-box fo:min-height="0.041cm">
          <text:p text:style-name="P16">user01:*:10001:10001:User One:/home/user01:/bin/bash</text:p>
        </draw:text-box>
      </draw:frame>
      <draw:frame draw:style-name="fr1" draw:name="Marco193" text:anchor-type="page" text:anchor-page-number="1" svg:x="0cm" svg:y="0cm" svg:width="17cm" style:rel-width="100%" draw:z-index="192">
        <draw:text-box fo:min-height="0.041cm">
          <text:p text:style-name="P16">getent passwd user01</text:p>
        </draw:text-box>
      </draw:frame>
      <draw:frame draw:style-name="fr1" draw:name="Marco192" text:anchor-type="page" text:anchor-page-number="1" svg:x="0cm" svg:y="0cm" svg:width="17cm" style:rel-width="100%" draw:z-index="191">
        <draw:text-box fo:min-height="0.041cm">
          <text:p text:style-name="P16">ssh user01@&lt;IP_del_cliente_rocky&gt;</text:p>
        </draw:text-box>
      </draw:frame>
      <draw:frame draw:style-name="fr1" draw:name="Marco191" text:anchor-type="page" text:anchor-page-number="1" svg:x="0cm" svg:y="0cm" svg:width="17cm" style:rel-width="100%" draw:z-index="190">
        <draw:text-box fo:min-height="0.041cm">
          <text:p text:style-name="P16">sudo systemctl restart sssd sshd</text:p>
        </draw:text-box>
      </draw:frame>
      <draw:frame draw:style-name="fr1" draw:name="Marco190" text:anchor-type="page" text:anchor-page-number="1" svg:x="0cm" svg:y="0cm" svg:width="17cm" style:rel-width="100%" draw:z-index="189">
        <draw:text-box fo:min-height="0.041cm">
          <text:p text:style-name="P16">sudo nano /etc/ssh/sshd_config</text:p>
        </draw:text-box>
      </draw:frame>
      <draw:frame draw:style-name="fr1" draw:name="Marco189" text:anchor-type="page" text:anchor-page-number="1" svg:x="0cm" svg:y="0cm" svg:width="17cm" style:rel-width="100%" draw:z-index="188">
        <draw:text-box fo:min-height="0.041cm">
          <text:p text:style-name="P16">shadow: sss files</text:p>
        </draw:text-box>
      </draw:frame>
      <draw:frame draw:style-name="fr1" draw:name="Marco188" text:anchor-type="page" text:anchor-page-number="1" svg:x="0cm" svg:y="0cm" svg:width="17cm" style:rel-width="100%" draw:z-index="187">
        <draw:text-box fo:min-height="0.041cm">
          <text:p text:style-name="P16">group: sss files </text:p>
        </draw:text-box>
      </draw:frame>
      <draw:frame draw:style-name="fr1" draw:name="Marco187" text:anchor-type="page" text:anchor-page-number="1" svg:x="0cm" svg:y="0cm" svg:width="17cm" style:rel-width="100%" draw:z-index="186">
        <draw:text-box fo:min-height="0.041cm">
          <text:p text:style-name="P16">passwd: sss files </text:p>
        </draw:text-box>
      </draw:frame>
      <draw:frame draw:style-name="fr1" draw:name="Marco186" text:anchor-type="page" text:anchor-page-number="1" svg:x="0cm" svg:y="0cm" svg:width="17cm" style:rel-width="100%" draw:z-index="185">
        <draw:text-box fo:min-height="0.041cm">
          <text:p text:style-name="P16">sudo nano /etc/nsswitch.conf</text:p>
        </draw:text-box>
      </draw:frame>
      <draw:frame draw:style-name="fr1" draw:name="Marco185" text:anchor-type="page" text:anchor-page-number="1" svg:x="0cm" svg:y="0cm" svg:width="17cm" style:rel-width="100%" draw:z-index="184">
        <draw:text-box fo:min-height="0.041cm">
          <text:p text:style-name="P16">sudo systemctl <text:span text:style-name="T2">enable</text:span> sssd --now</text:p>
        </draw:text-box>
      </draw:frame>
      <draw:frame draw:style-name="fr1" draw:name="Marco184" text:anchor-type="page" text:anchor-page-number="1" svg:x="0cm" svg:y="0cm" svg:width="17cm" style:rel-width="100%" draw:z-index="183">
        <draw:text-box fo:min-height="0.041cm">
          <text:p text:style-name="P16">sudo authselect select sssd with-mkhomedir --force</text:p>
        </draw:text-box>
      </draw:frame>
      <draw:frame draw:style-name="fr1" draw:name="Marco183" text:anchor-type="page" text:anchor-page-number="1" svg:x="0cm" svg:y="0cm" svg:width="17cm" style:rel-width="100%" draw:z-index="182">
        <draw:text-box fo:min-height="0.041cm">
          <text:p text:style-name="P16">sudo chmod 600 /etc/sssd/sssd.conf</text:p>
        </draw:text-box>
      </draw:frame>
      <draw:frame draw:style-name="fr1" draw:name="Marco182" text:anchor-type="page" text:anchor-page-number="1" svg:x="0cm" svg:y="0cm" svg:width="17cm" style:rel-width="100%" draw:z-index="181">
        <draw:text-box fo:min-height="0.041cm">
          <text:p text:style-name="P16"><text:span text:style-name="T5">enumerate</text:span> = <text:span text:style-name="T6">true</text:span></text:p>
        </draw:text-box>
      </draw:frame>
      <draw:frame draw:style-name="fr1" draw:name="Marco181" text:anchor-type="page" text:anchor-page-number="1" svg:x="0cm" svg:y="0cm" svg:width="17cm" style:rel-width="100%" draw:z-index="180">
        <draw:text-box fo:min-height="0.041cm">
          <text:p text:style-name="P16"><text:span text:style-name="T5">cache_credentials</text:span> = <text:span text:style-name="T6">true</text:span> </text:p>
        </draw:text-box>
      </draw:frame>
      <draw:frame draw:style-name="fr1" draw:name="Marco180" text:anchor-type="page" text:anchor-page-number="1" svg:x="0cm" svg:y="0cm" svg:width="17cm" style:rel-width="100%" draw:z-index="179">
        <draw:text-box fo:min-height="0.041cm">
          <text:p text:style-name="P16"><text:span text:style-name="T5">ldap_id_use_start_tls</text:span> = <text:span text:style-name="T6">false</text:span> </text:p>
        </draw:text-box>
      </draw:frame>
      <draw:frame draw:style-name="fr1" draw:name="Marco179" text:anchor-type="page" text:anchor-page-number="1" svg:x="0cm" svg:y="0cm" svg:width="17cm" style:rel-width="100%" draw:z-index="178">
        <draw:text-box fo:min-height="0.041cm">
          <text:p text:style-name="P16"><text:span text:style-name="T5">ldap_user_search_base</text:span> = ou=users,dc=aula11,dc=local </text:p>
        </draw:text-box>
      </draw:frame>
      <draw:frame draw:style-name="fr1" draw:name="Marco178" text:anchor-type="page" text:anchor-page-number="1" svg:x="0cm" svg:y="0cm" svg:width="17cm" style:rel-width="100%" draw:z-index="177">
        <draw:text-box fo:min-height="0.041cm">
          <text:p text:style-name="P16"><text:span text:style-name="T5">ldap_search_base</text:span> = dc=aula11,dc=local </text:p>
        </draw:text-box>
      </draw:frame>
      <draw:frame draw:style-name="fr1" draw:name="Marco177" text:anchor-type="page" text:anchor-page-number="1" svg:x="0cm" svg:y="0cm" svg:width="17cm" style:rel-width="100%" draw:z-index="176">
        <draw:text-box fo:min-height="0.041cm">
          <text:p text:style-name="P16"><text:span text:style-name="T5">ldap_uri</text:span> = ldap://debian.aula11.local </text:p>
        </draw:text-box>
      </draw:frame>
      <draw:frame draw:style-name="fr1" draw:name="Marco176" text:anchor-type="page" text:anchor-page-number="1" svg:x="0cm" svg:y="0cm" svg:width="17cm" style:rel-width="100%" draw:z-index="175">
        <draw:text-box fo:min-height="0.041cm">
          <text:p text:style-name="P16"><text:span text:style-name="T5">auth_provider</text:span> = ldap </text:p>
        </draw:text-box>
      </draw:frame>
      <draw:frame draw:style-name="fr1" draw:name="Marco175" text:anchor-type="page" text:anchor-page-number="1" svg:x="0cm" svg:y="0cm" svg:width="17cm" style:rel-width="100%" draw:z-index="174">
        <draw:text-box fo:min-height="0.041cm">
          <text:p text:style-name="P16"><text:span text:style-name="T5">id_provider</text:span> = ldap </text:p>
        </draw:text-box>
      </draw:frame>
      <draw:frame draw:style-name="fr1" draw:name="Marco174" text:anchor-type="page" text:anchor-page-number="1" svg:x="0cm" svg:y="0cm" svg:width="17cm" style:rel-width="100%" draw:z-index="173">
        <draw:text-box fo:min-height="0.041cm">
          <text:p text:style-name="P16"><text:span text:style-name="T4">[domain/aula11.local]</text:span> </text:p>
        </draw:text-box>
      </draw:frame>
      <draw:frame draw:style-name="fr1" draw:name="Marco173" text:anchor-type="page" text:anchor-page-number="1" svg:x="0cm" svg:y="0cm" svg:width="17cm" style:rel-width="100%" draw:z-index="172">
        <draw:text-box fo:min-height="0.041cm">
          <text:p text:style-name="P16"/>
        </draw:text-box>
      </draw:frame>
      <draw:frame draw:style-name="fr1" draw:name="Marco172" text:anchor-type="page" text:anchor-page-number="1" svg:x="0cm" svg:y="0cm" svg:width="17cm" style:rel-width="100%" draw:z-index="171">
        <draw:text-box fo:min-height="0.041cm">
          <text:p text:style-name="P16"><text:span text:style-name="T5">domains</text:span> = aula11.local </text:p>
        </draw:text-box>
      </draw:frame>
      <draw:frame draw:style-name="fr1" draw:name="Marco171" text:anchor-type="page" text:anchor-page-number="1" svg:x="0cm" svg:y="0cm" svg:width="17cm" style:rel-width="100%" draw:z-index="170">
        <draw:text-box fo:min-height="0.041cm">
          <text:p text:style-name="P16"><text:span text:style-name="T5">services</text:span> = nss, pam </text:p>
        </draw:text-box>
      </draw:frame>
      <draw:frame draw:style-name="fr1" draw:name="Marco170" text:anchor-type="page" text:anchor-page-number="1" svg:x="0cm" svg:y="0cm" svg:width="17cm" style:rel-width="100%" draw:z-index="169">
        <draw:text-box fo:min-height="0.041cm">
          <text:p text:style-name="P16"><text:span text:style-name="T5">config_file_version</text:span> = <text:span text:style-name="T5">2</text:span> </text:p>
        </draw:text-box>
      </draw:frame>
      <draw:frame draw:style-name="fr1" draw:name="Marco169" text:anchor-type="page" text:anchor-page-number="1" svg:x="0cm" svg:y="0cm" svg:width="17cm" style:rel-width="100%" draw:z-index="168">
        <draw:text-box fo:min-height="0.041cm">
          <text:p text:style-name="P16"><text:span text:style-name="T4">[sssd]</text:span> </text:p>
        </draw:text-box>
      </draw:frame>
      <draw:frame draw:style-name="fr1" draw:name="Marco168" text:anchor-type="page" text:anchor-page-number="1" svg:x="0cm" svg:y="0cm" svg:width="17cm" style:rel-width="100%" draw:z-index="167">
        <draw:text-box fo:min-height="0.041cm">
          <text:p text:style-name="P16">sudo nano /etc/sssd/sssd.conf</text:p>
        </draw:text-box>
      </draw:frame>
      <draw:frame draw:style-name="fr1" draw:name="Marco167" text:anchor-type="page" text:anchor-page-number="1" svg:x="0cm" svg:y="0cm" svg:width="17cm" style:rel-width="100%" draw:z-index="166">
        <draw:text-box fo:min-height="0.041cm">
          <text:p text:style-name="P16">sudo dnf install openldap-clients sssd sssd-ldap pam_krb5 -y</text:p>
        </draw:text-box>
      </draw:frame>
      <draw:frame draw:style-name="fr1" draw:name="Marco166" text:anchor-type="page" text:anchor-page-number="1" svg:x="0cm" svg:y="0cm" svg:width="17cm" style:rel-width="100%" draw:z-index="165">
        <draw:text-box fo:min-height="0.041cm">
          <text:p text:style-name="P16">sudo apt install libnss-ldap libpam-ldap ldap-utils -y</text:p>
        </draw:text-box>
      </draw:frame>
      <draw:frame draw:style-name="fr1" draw:name="Marco165" text:anchor-type="page" text:anchor-page-number="1" svg:x="0cm" svg:y="0cm" svg:width="17cm" style:rel-width="100%" draw:z-index="164">
        <draw:text-box fo:min-height="0.041cm">
          <text:p text:style-name="P16">sudo apt install libnss-ldap libpam-ldap ldap-utils -y</text:p>
        </draw:text-box>
      </draw:frame>
      <draw:frame draw:style-name="fr1" draw:name="Marco164" text:anchor-type="page" text:anchor-page-number="1" svg:x="0cm" svg:y="0cm" svg:width="17cm" style:rel-width="100%" draw:z-index="163">
        <draw:text-box fo:min-height="0.041cm">
          <text:p text:style-name="P16">ssh user01@&lt;IP_del_cliente_ubuntu&gt;</text:p>
        </draw:text-box>
      </draw:frame>
      <draw:frame draw:style-name="fr1" draw:name="Marco163" text:anchor-type="page" text:anchor-page-number="1" svg:x="0cm" svg:y="0cm" svg:width="17cm" style:rel-width="100%" draw:z-index="162">
        <draw:text-box fo:min-height="0.041cm">
          <text:p text:style-name="P16">sudo systemctl restart nslcd sshd</text:p>
        </draw:text-box>
      </draw:frame>
      <draw:frame draw:style-name="fr1" draw:name="Marco162" text:anchor-type="page" text:anchor-page-number="1" svg:x="0cm" svg:y="0cm" svg:width="17cm" style:rel-width="100%" draw:z-index="161">
        <draw:text-box fo:min-height="0.041cm">
          <text:p text:style-name="P16">sudo nano /etc/ssh/sshd_config</text:p>
        </draw:text-box>
      </draw:frame>
      <draw:frame draw:style-name="fr1" draw:name="Marco161" text:anchor-type="page" text:anchor-page-number="1" svg:x="0cm" svg:y="0cm" svg:width="17cm" style:rel-width="100%" draw:z-index="160">
        <draw:text-box fo:min-height="0.041cm">
          <text:p text:style-name="P16">ldap_version 3</text:p>
        </draw:text-box>
      </draw:frame>
      <draw:frame draw:style-name="fr1" draw:name="Marco160" text:anchor-type="page" text:anchor-page-number="1" svg:x="0cm" svg:y="0cm" svg:width="17cm" style:rel-width="100%" draw:z-index="159">
        <draw:text-box fo:min-height="0.041cm">
          <text:p text:style-name="P16">uri ldap://debian.aula11.local </text:p>
        </draw:text-box>
      </draw:frame>
      <draw:frame draw:style-name="fr1" draw:name="Marco159" text:anchor-type="page" text:anchor-page-number="1" svg:x="0cm" svg:y="0cm" svg:width="17cm" style:rel-width="100%" draw:z-index="158">
        <draw:text-box fo:min-height="0.041cm">
          <text:p text:style-name="P16">base dc=aula11,dc=local </text:p>
        </draw:text-box>
      </draw:frame>
      <draw:frame draw:style-name="fr1" draw:name="Marco158" text:anchor-type="page" text:anchor-page-number="1" svg:x="0cm" svg:y="0cm" svg:width="17cm" style:rel-width="100%" draw:z-index="157">
        <draw:text-box fo:min-height="0.041cm">
          <text:p text:style-name="P16">sudo nano /etc/ldap.conf</text:p>
        </draw:text-box>
      </draw:frame>
      <draw:frame draw:style-name="fr1" draw:name="Marco157" text:anchor-type="page" text:anchor-page-number="1" svg:x="0cm" svg:y="0cm" svg:width="17cm" style:rel-width="100%" draw:z-index="156">
        <draw:text-box fo:min-height="0.041cm">
          <text:p text:style-name="P16">session required pam_mkhomedir.so skel=/etc/skel umask=0022</text:p>
        </draw:text-box>
      </draw:frame>
      <draw:frame draw:style-name="fr1" draw:name="Marco156" text:anchor-type="page" text:anchor-page-number="1" svg:x="0cm" svg:y="0cm" svg:width="17cm" style:rel-width="100%" draw:z-index="155">
        <draw:text-box fo:min-height="0.041cm">
          <text:p text:style-name="P16">sudo nano /etc/pam.d/common-session-noninteractive</text:p>
        </draw:text-box>
      </draw:frame>
      <draw:frame draw:style-name="fr1" draw:name="Marco155" text:anchor-type="page" text:anchor-page-number="1" svg:x="0cm" svg:y="0cm" svg:width="17cm" style:rel-width="100%" draw:z-index="154">
        <draw:text-box fo:min-height="0.041cm">
          <text:p text:style-name="P16">session required pam_mkhomedir.so skel=/etc/skel umask=0022</text:p>
        </draw:text-box>
      </draw:frame>
      <draw:frame draw:style-name="fr1" draw:name="Marco154" text:anchor-type="page" text:anchor-page-number="1" svg:x="0cm" svg:y="0cm" svg:width="17cm" style:rel-width="100%" draw:z-index="153">
        <draw:text-box fo:min-height="0.041cm">
          <text:p text:style-name="P16">sudo nano /etc/pam.d/common-session</text:p>
        </draw:text-box>
      </draw:frame>
      <draw:frame draw:style-name="fr1" draw:name="Marco153" text:anchor-type="page" text:anchor-page-number="1" svg:x="0cm" svg:y="0cm" svg:width="17cm" style:rel-width="100%" draw:z-index="152">
        <draw:text-box fo:min-height="0.041cm">
          <text:p text:style-name="P16">shadow: compat ldap</text:p>
        </draw:text-box>
      </draw:frame>
      <draw:frame draw:style-name="fr1" draw:name="Marco152" text:anchor-type="page" text:anchor-page-number="1" svg:x="0cm" svg:y="0cm" svg:width="17cm" style:rel-width="100%" draw:z-index="151">
        <draw:text-box fo:min-height="0.041cm">
          <text:p text:style-name="P16">group: compat ldap </text:p>
        </draw:text-box>
      </draw:frame>
      <draw:frame draw:style-name="fr1" draw:name="Marco151" text:anchor-type="page" text:anchor-page-number="1" svg:x="0cm" svg:y="0cm" svg:width="17cm" style:rel-width="100%" draw:z-index="150">
        <draw:text-box fo:min-height="0.041cm">
          <text:p text:style-name="P16">passwd: compat ldap </text:p>
        </draw:text-box>
      </draw:frame>
      <draw:frame draw:style-name="fr1" draw:name="Marco150" text:anchor-type="page" text:anchor-page-number="1" svg:x="0cm" svg:y="0cm" svg:width="17cm" style:rel-width="100%" draw:z-index="149">
        <draw:text-box fo:min-height="0.041cm">
          <text:p text:style-name="P16">sudo nano /etc/nsswitch.conf</text:p>
        </draw:text-box>
      </draw:frame>
      <draw:frame draw:style-name="fr1" draw:name="Marco149" text:anchor-type="page" text:anchor-page-number="1" svg:x="0cm" svg:y="0cm" svg:width="17cm" style:rel-width="100%" draw:z-index="148">
        <draw:text-box fo:min-height="0.041cm">
          <text:p text:style-name="P16">sudo apt install libnss-ldap libpam-ldap ldap-utils -y</text:p>
        </draw:text-box>
      </draw:frame>
      <draw:frame draw:style-name="fr1" draw:name="Marco148" text:anchor-type="page" text:anchor-page-number="1" svg:x="0cm" svg:y="0cm" svg:width="17cm" style:rel-width="100%" draw:z-index="147">
        <draw:text-box fo:min-height="0.041cm">
          <text:p text:style-name="P16">sudo apt update </text:p>
        </draw:text-box>
      </draw:frame>
      <draw:frame draw:style-name="fr1" draw:name="Marco147" text:anchor-type="page" text:anchor-page-number="1" svg:x="0cm" svg:y="0cm" svg:width="17cm" style:rel-width="100%" draw:z-index="146">
        <draw:text-box fo:min-height="0.041cm">
          <text:p text:style-name="P16">sudo ufw allow 389</text:p>
        </draw:text-box>
      </draw:frame>
      <draw:frame draw:style-name="fr1" draw:name="Marco146" text:anchor-type="page" text:anchor-page-number="1" svg:x="0cm" svg:y="0cm" svg:width="17cm" style:rel-width="100%" draw:z-index="145">
        <draw:text-box fo:min-height="0.041cm">
          <text:p text:style-name="P16">sudo systemctl restart slapd</text:p>
        </draw:text-box>
      </draw:frame>
      <draw:frame draw:style-name="fr1" draw:name="Marco145" text:anchor-type="page" text:anchor-page-number="1" svg:x="0cm" svg:y="0cm" svg:width="17cm" style:rel-width="100%" draw:z-index="144">
        <draw:text-box fo:min-height="0.041cm">
          <text:p text:style-name="P16"><text:span text:style-name="T3">olcAccess</text:span>: to * by * read</text:p>
        </draw:text-box>
      </draw:frame>
      <draw:frame draw:style-name="fr1" draw:name="Marco144" text:anchor-type="page" text:anchor-page-number="1" svg:x="0cm" svg:y="0cm" svg:width="17cm" style:rel-width="100%" draw:z-index="143">
        <draw:text-box fo:min-height="0.041cm">
          <text:p text:style-name="P16"><text:span text:style-name="T3">olcAccess</text:span>: to attrs=userPassword by self write by anonymous auth by * none </text:p>
        </draw:text-box>
      </draw:frame>
      <draw:frame draw:style-name="fr1" draw:name="Marco143" text:anchor-type="page" text:anchor-page-number="1" svg:x="0cm" svg:y="0cm" svg:width="17cm" style:rel-width="100%" draw:z-index="142">
        <draw:text-box fo:min-height="0.041cm">
          <text:p text:style-name="P16">sudo nano /etc/ldap/slapd.d/cn=config/olcDatabase={1}mdb.ldif</text:p>
        </draw:text-box>
      </draw:frame>
      <draw:frame draw:style-name="fr1" draw:name="Marco142" text:anchor-type="page" text:anchor-page-number="1" svg:x="0cm" svg:y="0cm" svg:width="17cm" style:rel-width="100%" draw:z-index="141">
        <draw:text-box fo:min-height="0.041cm">
          <text:p text:style-name="P16">ldapsearch -x -b <text:span text:style-name="T3">"ou=users,dc=aula11,dc=local"</text:span> -H ldap://debian.aula11.local</text:p>
        </draw:text-box>
      </draw:frame>
      <draw:frame draw:style-name="fr1" draw:name="Marco141" text:anchor-type="page" text:anchor-page-number="1" svg:x="0cm" svg:y="0cm" svg:width="17cm" style:rel-width="100%" draw:z-index="140">
        <draw:text-box fo:min-height="0.041cm">
          <text:p text:style-name="P16">ldapadd -x -D <text:span text:style-name="T3">"cn=admin,dc=aula11,dc=local"</text:span> -W -f users.ldif</text:p>
        </draw:text-box>
      </draw:frame>
      <draw:frame draw:style-name="fr1" draw:name="Marco140" text:anchor-type="page" text:anchor-page-number="1" svg:x="0cm" svg:y="0cm" svg:width="17cm" style:rel-width="100%" draw:z-index="139">
        <draw:text-box fo:min-height="0.041cm">
          <text:p text:style-name="P16"><text:span text:style-name="T3">userPassword</text:span>: {SSHA}8fXz3i4j5k6l7m8n9o0p1q2r3s4t5u6v</text:p>
        </draw:text-box>
      </draw:frame>
      <draw:frame draw:style-name="fr1" draw:name="Marco139" text:anchor-type="page" text:anchor-page-number="1" svg:x="0cm" svg:y="0cm" svg:width="17cm" style:rel-width="100%" draw:z-index="138">
        <draw:text-box fo:min-height="0.041cm">
          <text:p text:style-name="P16"><text:span text:style-name="T3">loginShell</text:span>: /bin/bash </text:p>
        </draw:text-box>
      </draw:frame>
      <draw:frame draw:style-name="fr1" draw:name="Marco138" text:anchor-type="page" text:anchor-page-number="1" svg:x="0cm" svg:y="0cm" svg:width="17cm" style:rel-width="100%" draw:z-index="137">
        <draw:text-box fo:min-height="0.041cm">
          <text:p text:style-name="P16"><text:span text:style-name="T3">homeDirectory</text:span>: /home/user02 </text:p>
        </draw:text-box>
      </draw:frame>
      <draw:frame draw:style-name="fr1" draw:name="Marco137" text:anchor-type="page" text:anchor-page-number="1" svg:x="0cm" svg:y="0cm" svg:width="17cm" style:rel-width="100%" draw:z-index="136">
        <draw:text-box fo:min-height="0.041cm">
          <text:p text:style-name="P16"><text:span text:style-name="T3">gidNumber</text:span>: 10002 </text:p>
        </draw:text-box>
      </draw:frame>
      <draw:frame draw:style-name="fr1" draw:name="Marco136" text:anchor-type="page" text:anchor-page-number="1" svg:x="0cm" svg:y="0cm" svg:width="17cm" style:rel-width="100%" draw:z-index="135">
        <draw:text-box fo:min-height="0.041cm">
          <text:p text:style-name="P16"><text:span text:style-name="T3">uidNumber</text:span>: 10002 </text:p>
        </draw:text-box>
      </draw:frame>
      <draw:frame draw:style-name="fr1" draw:name="Marco135" text:anchor-type="page" text:anchor-page-number="1" svg:x="0cm" svg:y="0cm" svg:width="17cm" style:rel-width="100%" draw:z-index="134">
        <draw:text-box fo:min-height="0.041cm">
          <text:p text:style-name="P16"><text:span text:style-name="T3">sn</text:span>: User02 </text:p>
        </draw:text-box>
      </draw:frame>
      <draw:frame draw:style-name="fr1" draw:name="Marco134" text:anchor-type="page" text:anchor-page-number="1" svg:x="0cm" svg:y="0cm" svg:width="17cm" style:rel-width="100%" draw:z-index="133">
        <draw:text-box fo:min-height="0.041cm">
          <text:p text:style-name="P16"><text:span text:style-name="T3">cn</text:span>: User Two </text:p>
        </draw:text-box>
      </draw:frame>
      <draw:frame draw:style-name="fr1" draw:name="Marco133" text:anchor-type="page" text:anchor-page-number="1" svg:x="0cm" svg:y="0cm" svg:width="17cm" style:rel-width="100%" draw:z-index="132">
        <draw:text-box fo:min-height="0.041cm">
          <text:p text:style-name="P16"><text:span text:style-name="T3">uid</text:span>: user02 </text:p>
        </draw:text-box>
      </draw:frame>
      <draw:frame draw:style-name="fr1" draw:name="Marco132" text:anchor-type="page" text:anchor-page-number="1" svg:x="0cm" svg:y="0cm" svg:width="17cm" style:rel-width="100%" draw:z-index="131">
        <draw:text-box fo:min-height="0.041cm">
          <text:p text:style-name="P16"><text:span text:style-name="T3">objectClass</text:span>: shadowAccount </text:p>
        </draw:text-box>
      </draw:frame>
      <draw:frame draw:style-name="fr1" draw:name="Marco131" text:anchor-type="page" text:anchor-page-number="1" svg:x="0cm" svg:y="0cm" svg:width="17cm" style:rel-width="100%" draw:z-index="130">
        <draw:text-box fo:min-height="0.041cm">
          <text:p text:style-name="P16"><text:span text:style-name="T3">objectClass</text:span>: posixAccount </text:p>
        </draw:text-box>
      </draw:frame>
      <draw:frame draw:style-name="fr1" draw:name="Marco130" text:anchor-type="page" text:anchor-page-number="1" svg:x="0cm" svg:y="0cm" svg:width="17cm" style:rel-width="100%" draw:z-index="129">
        <draw:text-box fo:min-height="0.041cm">
          <text:p text:style-name="P16"><text:span text:style-name="T3">objectClass</text:span>: inetOrgPerson </text:p>
        </draw:text-box>
      </draw:frame>
      <draw:frame draw:style-name="fr1" draw:name="Marco129" text:anchor-type="page" text:anchor-page-number="1" svg:x="0cm" svg:y="0cm" svg:width="17cm" style:rel-width="100%" draw:z-index="128">
        <draw:text-box fo:min-height="0.041cm">
          <text:p text:style-name="P16"><text:span text:style-name="T3">dn</text:span>: uid=user02,ou=users,dc=aula11,dc=local </text:p>
        </draw:text-box>
      </draw:frame>
      <draw:frame draw:style-name="fr1" draw:name="Marco128" text:anchor-type="page" text:anchor-page-number="1" svg:x="0cm" svg:y="0cm" svg:width="17cm" style:rel-width="100%" draw:z-index="127">
        <draw:text-box fo:min-height="0.041cm">
          <text:p text:style-name="P16"/>
        </draw:text-box>
      </draw:frame>
      <draw:frame draw:style-name="fr1" draw:name="Marco127" text:anchor-type="page" text:anchor-page-number="1" svg:x="0cm" svg:y="0cm" svg:width="17cm" style:rel-width="100%" draw:z-index="126">
        <draw:text-box fo:min-height="0.041cm">
          <text:p text:style-name="P16"><text:span text:style-name="T3">userPassword</text:span>: {SSHA}8fXz3i4j5k6l7m8n9o0p1q2r3s4t5u6v </text:p>
        </draw:text-box>
      </draw:frame>
      <draw:frame draw:style-name="fr1" draw:name="Marco126" text:anchor-type="page" text:anchor-page-number="1" svg:x="0cm" svg:y="0cm" svg:width="17cm" style:rel-width="100%" draw:z-index="125">
        <draw:text-box fo:min-height="0.041cm">
          <text:p text:style-name="P16"><text:span text:style-name="T3">loginShell</text:span>: /bin/bash </text:p>
        </draw:text-box>
      </draw:frame>
      <draw:frame draw:style-name="fr1" draw:name="Marco125" text:anchor-type="page" text:anchor-page-number="1" svg:x="0cm" svg:y="0cm" svg:width="17cm" style:rel-width="100%" draw:z-index="124">
        <draw:text-box fo:min-height="0.041cm">
          <text:p text:style-name="P16"><text:span text:style-name="T3">homeDirectory</text:span>: /home/user01 </text:p>
        </draw:text-box>
      </draw:frame>
      <draw:frame draw:style-name="fr1" draw:name="Marco124" text:anchor-type="page" text:anchor-page-number="1" svg:x="0cm" svg:y="0cm" svg:width="17cm" style:rel-width="100%" draw:z-index="123">
        <draw:text-box fo:min-height="0.041cm">
          <text:p text:style-name="P16"><text:span text:style-name="T3">gidNumber</text:span>: 10001 </text:p>
        </draw:text-box>
      </draw:frame>
      <draw:frame draw:style-name="fr1" draw:name="Marco123" text:anchor-type="page" text:anchor-page-number="1" svg:x="0cm" svg:y="0cm" svg:width="17cm" style:rel-width="100%" draw:z-index="122">
        <draw:text-box fo:min-height="0.041cm">
          <text:p text:style-name="P16"><text:span text:style-name="T3">uidNumber</text:span>: 10001 </text:p>
        </draw:text-box>
      </draw:frame>
      <draw:frame draw:style-name="fr1" draw:name="Marco122" text:anchor-type="page" text:anchor-page-number="1" svg:x="0cm" svg:y="0cm" svg:width="17cm" style:rel-width="100%" draw:z-index="121">
        <draw:text-box fo:min-height="0.041cm">
          <text:p text:style-name="P16"><text:span text:style-name="T3">sn</text:span>: User01 </text:p>
        </draw:text-box>
      </draw:frame>
      <draw:frame draw:style-name="fr1" draw:name="Marco121" text:anchor-type="page" text:anchor-page-number="1" svg:x="0cm" svg:y="0cm" svg:width="17cm" style:rel-width="100%" draw:z-index="120">
        <draw:text-box fo:min-height="0.041cm">
          <text:p text:style-name="P16"><text:span text:style-name="T3">cn</text:span>: User One </text:p>
        </draw:text-box>
      </draw:frame>
      <draw:frame draw:style-name="fr1" draw:name="Marco120" text:anchor-type="page" text:anchor-page-number="1" svg:x="0cm" svg:y="0cm" svg:width="17cm" style:rel-width="100%" draw:z-index="119">
        <draw:text-box fo:min-height="0.041cm">
          <text:p text:style-name="P16"><text:span text:style-name="T3">uid</text:span>: user01 </text:p>
        </draw:text-box>
      </draw:frame>
      <draw:frame draw:style-name="fr1" draw:name="Marco119" text:anchor-type="page" text:anchor-page-number="1" svg:x="0cm" svg:y="0cm" svg:width="17cm" style:rel-width="100%" draw:z-index="118">
        <draw:text-box fo:min-height="0.041cm">
          <text:p text:style-name="P16"><text:span text:style-name="T3">objectClass</text:span>: shadowAccount </text:p>
        </draw:text-box>
      </draw:frame>
      <draw:frame draw:style-name="fr1" draw:name="Marco118" text:anchor-type="page" text:anchor-page-number="1" svg:x="0cm" svg:y="0cm" svg:width="17cm" style:rel-width="100%" draw:z-index="117">
        <draw:text-box fo:min-height="0.041cm">
          <text:p text:style-name="P16"><text:span text:style-name="T3">objectClass</text:span>: posixAccount </text:p>
        </draw:text-box>
      </draw:frame>
      <draw:frame draw:style-name="fr1" draw:name="Marco117" text:anchor-type="page" text:anchor-page-number="1" svg:x="0cm" svg:y="0cm" svg:width="17cm" style:rel-width="100%" draw:z-index="116">
        <draw:text-box fo:min-height="0.041cm">
          <text:p text:style-name="P16"><text:span text:style-name="T3">objectClass</text:span>: inetOrgPerson </text:p>
        </draw:text-box>
      </draw:frame>
      <draw:frame draw:style-name="fr1" draw:name="Marco116" text:anchor-type="page" text:anchor-page-number="1" svg:x="0cm" svg:y="0cm" svg:width="17cm" style:rel-width="100%" draw:z-index="115">
        <draw:text-box fo:min-height="0.041cm">
          <text:p text:style-name="P16"><text:span text:style-name="T3">dn</text:span>: uid=user01,ou=users,dc=aula11,dc=local </text:p>
        </draw:text-box>
      </draw:frame>
      <draw:frame draw:style-name="fr1" draw:name="Marco115" text:anchor-type="page" text:anchor-page-number="1" svg:x="0cm" svg:y="0cm" svg:width="17cm" style:rel-width="100%" draw:z-index="114">
        <draw:text-box fo:min-height="0.041cm">
          <text:p text:style-name="P16">nano users.ldif</text:p>
        </draw:text-box>
      </draw:frame>
      <draw:frame draw:style-name="fr1" draw:name="Marco114" text:anchor-type="page" text:anchor-page-number="1" svg:x="0cm" svg:y="0cm" svg:width="17cm" style:rel-width="100%" draw:z-index="113">
        <draw:text-box fo:min-height="0.041cm">
          <text:p text:style-name="P16">slappasswd -s qwerty</text:p>
        </draw:text-box>
      </draw:frame>
      <draw:frame draw:style-name="fr1" draw:name="Marco113" text:anchor-type="page" text:anchor-page-number="1" svg:x="0cm" svg:y="0cm" svg:width="17cm" style:rel-width="100%" draw:z-index="112">
        <draw:text-box fo:min-height="0.041cm">
          <text:p text:style-name="P16">ldapadd -x -D <text:span text:style-name="T3">"cn=admin,dc=aula11,dc=local"</text:span> -W -f ou_users.ldif</text:p>
        </draw:text-box>
      </draw:frame>
      <draw:frame draw:style-name="fr1" draw:name="Marco112" text:anchor-type="page" text:anchor-page-number="1" svg:x="0cm" svg:y="0cm" svg:width="17cm" style:rel-width="100%" draw:z-index="111">
        <draw:text-box fo:min-height="0.041cm">
          <text:p text:style-name="P16"><text:span text:style-name="T3">ou</text:span>: users</text:p>
        </draw:text-box>
      </draw:frame>
      <draw:frame draw:style-name="fr1" draw:name="Marco111" text:anchor-type="page" text:anchor-page-number="1" svg:x="0cm" svg:y="0cm" svg:width="17cm" style:rel-width="100%" draw:z-index="110">
        <draw:text-box fo:min-height="0.041cm">
          <text:p text:style-name="P16"><text:span text:style-name="T3">objectClass</text:span>: organizationalUnit </text:p>
        </draw:text-box>
      </draw:frame>
      <draw:frame draw:style-name="fr1" draw:name="Marco110" text:anchor-type="page" text:anchor-page-number="1" svg:x="0cm" svg:y="0cm" svg:width="17cm" style:rel-width="100%" draw:z-index="109">
        <draw:text-box fo:min-height="0.041cm">
          <text:p text:style-name="P16"><text:span text:style-name="T3">dn</text:span>: ou=users,dc=aula11,dc=local </text:p>
        </draw:text-box>
      </draw:frame>
      <draw:frame draw:style-name="fr1" draw:name="Marco109" text:anchor-type="page" text:anchor-page-number="1" svg:x="0cm" svg:y="0cm" svg:width="17cm" style:rel-width="100%" draw:z-index="108">
        <draw:text-box fo:min-height="0.041cm">
          <text:p text:style-name="P16">nano ou_users.ldif</text:p>
        </draw:text-box>
      </draw:frame>
      <draw:frame draw:style-name="fr1" draw:name="Marco108" text:anchor-type="page" text:anchor-page-number="1" svg:x="0cm" svg:y="0cm" svg:width="17cm" style:rel-width="100%" draw:z-index="107">
        <draw:text-box fo:min-height="0.041cm">
          <text:p text:style-name="P16"><text:span text:style-name="T2">cd</text:span> ~/ldap-config</text:p>
        </draw:text-box>
      </draw:frame>
      <draw:frame draw:style-name="fr1" draw:name="Marco107" text:anchor-type="page" text:anchor-page-number="1" svg:x="0cm" svg:y="0cm" svg:width="17cm" style:rel-width="100%" draw:z-index="106">
        <draw:text-box fo:min-height="0.041cm">
          <text:p text:style-name="P16">mkdir ~/ldap-config </text:p>
        </draw:text-box>
      </draw:frame>
      <draw:frame draw:style-name="fr1" draw:name="Marco106" text:anchor-type="page" text:anchor-page-number="1" svg:x="0cm" svg:y="0cm" svg:width="17cm" style:rel-width="100%" draw:z-index="105">
        <draw:text-box fo:min-height="0.041cm">
          <text:p text:style-name="P16">ldapsearch -x -b <text:span text:style-name="T3">"dc=aula11,dc=local"</text:span> -H ldap://debian.aula11.local</text:p>
        </draw:text-box>
      </draw:frame>
      <draw:frame draw:style-name="fr1" draw:name="Marco105" text:anchor-type="page" text:anchor-page-number="1" svg:x="0cm" svg:y="0cm" svg:width="17cm" style:rel-width="100%" draw:z-index="104">
        <draw:text-box fo:min-height="0.041cm">
          <text:p text:style-name="P16">sudo systemctl <text:span text:style-name="T2">enable</text:span> slapd</text:p>
        </draw:text-box>
      </draw:frame>
      <draw:frame draw:style-name="fr1" draw:name="Marco104" text:anchor-type="page" text:anchor-page-number="1" svg:x="0cm" svg:y="0cm" svg:width="17cm" style:rel-width="100%" draw:z-index="103">
        <draw:text-box fo:min-height="0.041cm">
          <text:p text:style-name="P16">sudo systemctl start slapd </text:p>
        </draw:text-box>
      </draw:frame>
      <draw:frame draw:style-name="fr1" draw:name="Marco103" text:anchor-type="page" text:anchor-page-number="1" svg:x="0cm" svg:y="0cm" svg:width="17cm" style:rel-width="100%" draw:z-index="102">
        <draw:text-box fo:min-height="0.041cm">
          <text:p text:style-name="P16">sudo systemctl status slapd</text:p>
        </draw:text-box>
      </draw:frame>
      <draw:frame draw:style-name="fr1" draw:name="Marco102" text:anchor-type="page" text:anchor-page-number="1" svg:x="0cm" svg:y="0cm" svg:width="17cm" style:rel-width="100%" draw:z-index="101">
        <draw:text-box fo:min-height="0.041cm">
          <text:p text:style-name="P16">sudo dpkg-reconfigure slapd</text:p>
        </draw:text-box>
      </draw:frame>
      <draw:frame draw:style-name="fr1" draw:name="Marco101" text:anchor-type="page" text:anchor-page-number="1" svg:x="0cm" svg:y="0cm" svg:width="17cm" style:rel-width="100%" draw:z-index="100">
        <draw:text-box fo:min-height="0.041cm">
          <text:p text:style-name="P16">sudo apt install slapd ldap-utils -y</text:p>
        </draw:text-box>
      </draw:frame>
      <draw:frame draw:style-name="fr1" draw:name="Marco100" text:anchor-type="page" text:anchor-page-number="1" svg:x="0cm" svg:y="0cm" svg:width="17cm" style:rel-width="100%" draw:z-index="99">
        <draw:text-box fo:min-height="0.041cm">
          <text:p text:style-name="P16">sudo apt update &amp;&amp; sudo apt upgrade -y</text:p>
        </draw:text-box>
      </draw:frame>
      <draw:frame draw:style-name="fr1" draw:name="Marco99" text:anchor-type="page" text:anchor-page-number="1" svg:x="0cm" svg:y="0cm" svg:width="17cm" style:rel-width="100%" draw:z-index="98">
        <draw:text-box fo:min-height="0.041cm">
          <text:p text:style-name="P16">/usr/share/migrationtools/migrate_passwd.pl /etc/passwd users.ldif</text:p>
        </draw:text-box>
      </draw:frame>
      <draw:frame draw:style-name="fr1" draw:name="Marco98" text:anchor-type="page" text:anchor-page-number="1" svg:x="0cm" svg:y="0cm" svg:width="17cm" style:rel-width="100%" draw:z-index="97">
        <draw:text-box fo:min-height="0.041cm">
          <text:p text:style-name="P16">DEFAULT_BASE=<text:span text:style-name="T3">"dc=aula11,dc=local"</text:span></text:p>
        </draw:text-box>
      </draw:frame>
      <draw:frame draw:style-name="fr1" draw:name="Marco97" text:anchor-type="page" text:anchor-page-number="1" svg:x="0cm" svg:y="0cm" svg:width="17cm" style:rel-width="100%" draw:z-index="96">
        <draw:text-box fo:min-height="0.041cm">
          <text:p text:style-name="P16">sudo nano /etc/migrationtools.conf</text:p>
        </draw:text-box>
      </draw:frame>
      <draw:frame draw:style-name="fr1" draw:name="Marco96" text:anchor-type="page" text:anchor-page-number="1" svg:x="0cm" svg:y="0cm" svg:width="17cm" style:rel-width="100%" draw:z-index="95">
        <draw:text-box fo:min-height="0.041cm">
          <text:p text:style-name="P16">sudo apt install migrationtools -y</text:p>
        </draw:text-box>
      </draw:frame>
      <draw:frame draw:style-name="fr1" draw:name="Marco95" text:anchor-type="page" text:anchor-page-number="1" svg:x="0cm" svg:y="0cm" svg:width="17cm" style:rel-width="100%" draw:z-index="94">
        <draw:text-box fo:min-height="0.041cm">
          <text:p text:style-name="P16">sudo tail -f /var/<text:span text:style-name="T2">log</text:span>/slapd.log</text:p>
        </draw:text-box>
      </draw:frame>
      <draw:frame draw:style-name="fr1" draw:name="Marco94" text:anchor-type="page" text:anchor-page-number="1" svg:x="0cm" svg:y="0cm" svg:width="17cm" style:rel-width="100%" draw:z-index="93">
        <draw:text-box fo:min-height="0.041cm">
          <text:p text:style-name="P16">ssh user01@&lt;IP_del_cliente&gt;</text:p>
        </draw:text-box>
      </draw:frame>
      <draw:frame draw:style-name="fr1" draw:name="Marco93" text:anchor-type="page" text:anchor-page-number="1" svg:x="0cm" svg:y="0cm" svg:width="17cm" style:rel-width="100%" draw:z-index="92">
        <draw:text-box fo:min-height="0.041cm">
          <text:p text:style-name="P16">user01:*:10001:10001:User One:/home/user01:/bin/bash</text:p>
        </draw:text-box>
      </draw:frame>
      <draw:frame draw:style-name="fr1" draw:name="Marco92" text:anchor-type="page" text:anchor-page-number="1" svg:x="0cm" svg:y="0cm" svg:width="17cm" style:rel-width="100%" draw:z-index="91">
        <draw:text-box fo:min-height="0.041cm">
          <text:p text:style-name="P16">getent passwd user01</text:p>
        </draw:text-box>
      </draw:frame>
      <draw:frame draw:style-name="fr1" draw:name="Marco91" text:anchor-type="page" text:anchor-page-number="1" svg:x="0cm" svg:y="0cm" svg:width="17cm" style:rel-width="100%" draw:z-index="90">
        <draw:text-box fo:min-height="0.041cm">
          <text:p text:style-name="P16">ssh user01@&lt;IP_del_cliente_rocky&gt;</text:p>
        </draw:text-box>
      </draw:frame>
      <draw:frame draw:style-name="fr1" draw:name="Marco90" text:anchor-type="page" text:anchor-page-number="1" svg:x="0cm" svg:y="0cm" svg:width="17cm" style:rel-width="100%" draw:z-index="89">
        <draw:text-box fo:min-height="0.041cm">
          <text:p text:style-name="P16">sudo systemctl restart sssd sshd</text:p>
        </draw:text-box>
      </draw:frame>
      <draw:frame draw:style-name="fr1" draw:name="Marco89" text:anchor-type="page" text:anchor-page-number="1" svg:x="0cm" svg:y="0cm" svg:width="17cm" style:rel-width="100%" draw:z-index="88">
        <draw:text-box fo:min-height="0.041cm">
          <text:p text:style-name="P16">sudo nano /etc/ssh/sshd_config</text:p>
        </draw:text-box>
      </draw:frame>
      <draw:frame draw:style-name="fr1" draw:name="Marco88" text:anchor-type="page" text:anchor-page-number="1" svg:x="0cm" svg:y="0cm" svg:width="17cm" style:rel-width="100%" draw:z-index="87">
        <draw:text-box fo:min-height="0.041cm">
          <text:p text:style-name="P16">shadow: sss files</text:p>
        </draw:text-box>
      </draw:frame>
      <draw:frame draw:style-name="fr1" draw:name="Marco87" text:anchor-type="page" text:anchor-page-number="1" svg:x="0cm" svg:y="0cm" svg:width="17cm" style:rel-width="100%" draw:z-index="86">
        <draw:text-box fo:min-height="0.041cm">
          <text:p text:style-name="P16">group: sss files </text:p>
        </draw:text-box>
      </draw:frame>
      <draw:frame draw:style-name="fr1" draw:name="Marco86" text:anchor-type="page" text:anchor-page-number="1" svg:x="0cm" svg:y="0cm" svg:width="17cm" style:rel-width="100%" draw:z-index="85">
        <draw:text-box fo:min-height="0.041cm">
          <text:p text:style-name="P16">passwd: sss files </text:p>
        </draw:text-box>
      </draw:frame>
      <draw:frame draw:style-name="fr1" draw:name="Marco85" text:anchor-type="page" text:anchor-page-number="1" svg:x="0cm" svg:y="0cm" svg:width="17cm" style:rel-width="100%" draw:z-index="84">
        <draw:text-box fo:min-height="0.041cm">
          <text:p text:style-name="P16">sudo nano /etc/nsswitch.conf</text:p>
        </draw:text-box>
      </draw:frame>
      <draw:frame draw:style-name="fr1" draw:name="Marco84" text:anchor-type="page" text:anchor-page-number="1" svg:x="0cm" svg:y="0cm" svg:width="17cm" style:rel-width="100%" draw:z-index="83">
        <draw:text-box fo:min-height="0.041cm">
          <text:p text:style-name="P16">sudo systemctl <text:span text:style-name="T2">enable</text:span> sssd --now</text:p>
        </draw:text-box>
      </draw:frame>
      <draw:frame draw:style-name="fr1" draw:name="Marco83" text:anchor-type="page" text:anchor-page-number="1" svg:x="0cm" svg:y="0cm" svg:width="17cm" style:rel-width="100%" draw:z-index="82">
        <draw:text-box fo:min-height="0.041cm">
          <text:p text:style-name="P16">sudo authselect select sssd with-mkhomedir --force</text:p>
        </draw:text-box>
      </draw:frame>
      <draw:frame draw:style-name="fr1" draw:name="Marco82" text:anchor-type="page" text:anchor-page-number="1" svg:x="0cm" svg:y="0cm" svg:width="17cm" style:rel-width="100%" draw:z-index="81">
        <draw:text-box fo:min-height="0.041cm">
          <text:p text:style-name="P16">sudo chmod 600 /etc/sssd/sssd.conf</text:p>
        </draw:text-box>
      </draw:frame>
      <draw:frame draw:style-name="fr1" draw:name="Marco81" text:anchor-type="page" text:anchor-page-number="1" svg:x="0cm" svg:y="0cm" svg:width="17cm" style:rel-width="100%" draw:z-index="80">
        <draw:text-box fo:min-height="0.041cm">
          <text:p text:style-name="P16"><text:span text:style-name="T5">enumerate</text:span> = <text:span text:style-name="T6">true</text:span></text:p>
        </draw:text-box>
      </draw:frame>
      <draw:frame draw:style-name="fr1" draw:name="Marco80" text:anchor-type="page" text:anchor-page-number="1" svg:x="0cm" svg:y="0cm" svg:width="17cm" style:rel-width="100%" draw:z-index="79">
        <draw:text-box fo:min-height="0.041cm">
          <text:p text:style-name="P16"><text:span text:style-name="T5">cache_credentials</text:span> = <text:span text:style-name="T6">true</text:span> </text:p>
        </draw:text-box>
      </draw:frame>
      <draw:frame draw:style-name="fr1" draw:name="Marco79" text:anchor-type="page" text:anchor-page-number="1" svg:x="0cm" svg:y="0cm" svg:width="17cm" style:rel-width="100%" draw:z-index="78">
        <draw:text-box fo:min-height="0.041cm">
          <text:p text:style-name="P16"><text:span text:style-name="T5">ldap_id_use_start_tls</text:span> = <text:span text:style-name="T6">false</text:span> </text:p>
        </draw:text-box>
      </draw:frame>
      <draw:frame draw:style-name="fr1" draw:name="Marco78" text:anchor-type="page" text:anchor-page-number="1" svg:x="0cm" svg:y="0cm" svg:width="17cm" style:rel-width="100%" draw:z-index="77">
        <draw:text-box fo:min-height="0.041cm">
          <text:p text:style-name="P16"><text:span text:style-name="T5">ldap_user_search_base</text:span> = ou=users,dc=aula11,dc=local </text:p>
        </draw:text-box>
      </draw:frame>
      <draw:frame draw:style-name="fr1" draw:name="Marco77" text:anchor-type="page" text:anchor-page-number="1" svg:x="0cm" svg:y="0cm" svg:width="17cm" style:rel-width="100%" draw:z-index="76">
        <draw:text-box fo:min-height="0.041cm">
          <text:p text:style-name="P16"><text:span text:style-name="T5">ldap_search_base</text:span> = dc=aula11,dc=local </text:p>
        </draw:text-box>
      </draw:frame>
      <draw:frame draw:style-name="fr1" draw:name="Marco76" text:anchor-type="page" text:anchor-page-number="1" svg:x="0cm" svg:y="0cm" svg:width="17cm" style:rel-width="100%" draw:z-index="75">
        <draw:text-box fo:min-height="0.041cm">
          <text:p text:style-name="P16"><text:span text:style-name="T5">ldap_uri</text:span> = ldap://debian.aula11.local </text:p>
        </draw:text-box>
      </draw:frame>
      <draw:frame draw:style-name="fr1" draw:name="Marco75" text:anchor-type="page" text:anchor-page-number="1" svg:x="0cm" svg:y="0cm" svg:width="17cm" style:rel-width="100%" draw:z-index="74">
        <draw:text-box fo:min-height="0.041cm">
          <text:p text:style-name="P16"><text:span text:style-name="T5">auth_provider</text:span> = ldap </text:p>
        </draw:text-box>
      </draw:frame>
      <draw:frame draw:style-name="fr1" draw:name="Marco74" text:anchor-type="page" text:anchor-page-number="1" svg:x="0cm" svg:y="0cm" svg:width="17cm" style:rel-width="100%" draw:z-index="73">
        <draw:text-box fo:min-height="0.041cm">
          <text:p text:style-name="P16"><text:span text:style-name="T5">id_provider</text:span> = ldap </text:p>
        </draw:text-box>
      </draw:frame>
      <draw:frame draw:style-name="fr1" draw:name="Marco73" text:anchor-type="page" text:anchor-page-number="1" svg:x="0cm" svg:y="0cm" svg:width="17cm" style:rel-width="100%" draw:z-index="72">
        <draw:text-box fo:min-height="0.041cm">
          <text:p text:style-name="P16"><text:span text:style-name="T4">[domain/aula11.local]</text:span> </text:p>
        </draw:text-box>
      </draw:frame>
      <draw:frame draw:style-name="fr1" draw:name="Marco72" text:anchor-type="page" text:anchor-page-number="1" svg:x="0cm" svg:y="0cm" svg:width="17cm" style:rel-width="100%" draw:z-index="71">
        <draw:text-box fo:min-height="0.041cm">
          <text:p text:style-name="P16"/>
        </draw:text-box>
      </draw:frame>
      <draw:frame draw:style-name="fr1" draw:name="Marco71" text:anchor-type="page" text:anchor-page-number="1" svg:x="0cm" svg:y="0cm" svg:width="17cm" style:rel-width="100%" draw:z-index="70">
        <draw:text-box fo:min-height="0.041cm">
          <text:p text:style-name="P16"><text:span text:style-name="T5">domains</text:span> = aula11.local </text:p>
        </draw:text-box>
      </draw:frame>
      <draw:frame draw:style-name="fr1" draw:name="Marco70" text:anchor-type="page" text:anchor-page-number="1" svg:x="0cm" svg:y="0cm" svg:width="17cm" style:rel-width="100%" draw:z-index="69">
        <draw:text-box fo:min-height="0.041cm">
          <text:p text:style-name="P16"><text:span text:style-name="T5">services</text:span> = nss, pam </text:p>
        </draw:text-box>
      </draw:frame>
      <draw:frame draw:style-name="fr1" draw:name="Marco69" text:anchor-type="page" text:anchor-page-number="1" svg:x="0cm" svg:y="0cm" svg:width="17cm" style:rel-width="100%" draw:z-index="68">
        <draw:text-box fo:min-height="0.041cm">
          <text:p text:style-name="P16"><text:span text:style-name="T5">config_file_version</text:span> = <text:span text:style-name="T5">2</text:span> </text:p>
        </draw:text-box>
      </draw:frame>
      <draw:frame draw:style-name="fr1" draw:name="Marco68" text:anchor-type="page" text:anchor-page-number="1" svg:x="0cm" svg:y="0cm" svg:width="17cm" style:rel-width="100%" draw:z-index="67">
        <draw:text-box fo:min-height="0.041cm">
          <text:p text:style-name="P16"><text:span text:style-name="T4">[sssd]</text:span> </text:p>
        </draw:text-box>
      </draw:frame>
      <draw:frame draw:style-name="fr1" draw:name="Marco67" text:anchor-type="page" text:anchor-page-number="1" svg:x="0cm" svg:y="0cm" svg:width="17cm" style:rel-width="100%" draw:z-index="66">
        <draw:text-box fo:min-height="0.041cm">
          <text:p text:style-name="P16">sudo nano /etc/sssd/sssd.conf</text:p>
        </draw:text-box>
      </draw:frame>
      <draw:frame draw:style-name="fr1" draw:name="Marco66" text:anchor-type="page" text:anchor-page-number="1" svg:x="0cm" svg:y="0cm" svg:width="17cm" style:rel-width="100%" draw:z-index="65">
        <draw:text-box fo:min-height="0.041cm">
          <text:p text:style-name="P16">sudo dnf install openldap-clients sssd sssd-ldap pam_krb5 -y</text:p>
        </draw:text-box>
      </draw:frame>
      <draw:frame draw:style-name="fr1" draw:name="Marco65" text:anchor-type="page" text:anchor-page-number="1" svg:x="0cm" svg:y="0cm" svg:width="17cm" style:rel-width="100%" draw:z-index="64">
        <draw:text-box fo:min-height="0.041cm">
          <text:p text:style-name="P16">ssh user01@&lt;IP_del_cliente_ubuntu&gt;</text:p>
        </draw:text-box>
      </draw:frame>
      <draw:frame draw:style-name="fr1" draw:name="Marco64" text:anchor-type="page" text:anchor-page-number="1" svg:x="0cm" svg:y="0cm" svg:width="17cm" style:rel-width="100%" draw:z-index="63">
        <draw:text-box fo:min-height="0.041cm">
          <text:p text:style-name="P16">sudo systemctl restart nslcd sshd</text:p>
        </draw:text-box>
      </draw:frame>
      <draw:frame draw:style-name="fr1" draw:name="Marco63" text:anchor-type="page" text:anchor-page-number="1" svg:x="0cm" svg:y="0cm" svg:width="17cm" style:rel-width="100%" draw:z-index="62">
        <draw:text-box fo:min-height="0.041cm">
          <text:p text:style-name="P16">sudo nano /etc/ssh/sshd_config</text:p>
        </draw:text-box>
      </draw:frame>
      <draw:frame draw:style-name="fr1" draw:name="Marco62" text:anchor-type="page" text:anchor-page-number="1" svg:x="0cm" svg:y="0cm" svg:width="17cm" style:rel-width="100%" draw:z-index="61">
        <draw:text-box fo:min-height="0.041cm">
          <text:p text:style-name="P16">ldap_version 3</text:p>
        </draw:text-box>
      </draw:frame>
      <draw:frame draw:style-name="fr1" draw:name="Marco61" text:anchor-type="page" text:anchor-page-number="1" svg:x="0cm" svg:y="0cm" svg:width="17cm" style:rel-width="100%" draw:z-index="60">
        <draw:text-box fo:min-height="0.041cm">
          <text:p text:style-name="P16">uri ldap://debian.aula11.local </text:p>
        </draw:text-box>
      </draw:frame>
      <draw:frame draw:style-name="fr1" draw:name="Marco60" text:anchor-type="page" text:anchor-page-number="1" svg:x="0cm" svg:y="0cm" svg:width="17cm" style:rel-width="100%" draw:z-index="59">
        <draw:text-box fo:min-height="0.041cm">
          <text:p text:style-name="P16">base dc=aula11,dc=local </text:p>
        </draw:text-box>
      </draw:frame>
      <draw:frame draw:style-name="fr1" draw:name="Marco59" text:anchor-type="page" text:anchor-page-number="1" svg:x="0cm" svg:y="0cm" svg:width="17cm" style:rel-width="100%" draw:z-index="58">
        <draw:text-box fo:min-height="0.041cm">
          <text:p text:style-name="P16">sudo nano /etc/ldap.conf</text:p>
        </draw:text-box>
      </draw:frame>
      <draw:frame draw:style-name="fr1" draw:name="Marco58" text:anchor-type="page" text:anchor-page-number="1" svg:x="0cm" svg:y="0cm" svg:width="17cm" style:rel-width="100%" draw:z-index="57">
        <draw:text-box fo:min-height="0.041cm">
          <text:p text:style-name="P16">session required pam_mkhomedir.so skel=/etc/skel umask=0022</text:p>
        </draw:text-box>
      </draw:frame>
      <draw:frame draw:style-name="fr1" draw:name="Marco57" text:anchor-type="page" text:anchor-page-number="1" svg:x="0cm" svg:y="0cm" svg:width="17cm" style:rel-width="100%" draw:z-index="56">
        <draw:text-box fo:min-height="0.041cm">
          <text:p text:style-name="P16">sudo nano /etc/pam.d/common-session-noninteractive</text:p>
        </draw:text-box>
      </draw:frame>
      <draw:frame draw:style-name="fr1" draw:name="Marco56" text:anchor-type="page" text:anchor-page-number="1" svg:x="0cm" svg:y="0cm" svg:width="17cm" style:rel-width="100%" draw:z-index="55">
        <draw:text-box fo:min-height="0.041cm">
          <text:p text:style-name="P16">session required pam_mkhomedir.so skel=/etc/skel umask=0022</text:p>
        </draw:text-box>
      </draw:frame>
      <draw:frame draw:style-name="fr1" draw:name="Marco55" text:anchor-type="page" text:anchor-page-number="1" svg:x="0cm" svg:y="0cm" svg:width="17cm" style:rel-width="100%" draw:z-index="54">
        <draw:text-box fo:min-height="0.041cm">
          <text:p text:style-name="P16">sudo nano /etc/pam.d/common-session</text:p>
        </draw:text-box>
      </draw:frame>
      <draw:frame draw:style-name="fr1" draw:name="Marco54" text:anchor-type="page" text:anchor-page-number="1" svg:x="0cm" svg:y="0cm" svg:width="17cm" style:rel-width="100%" draw:z-index="53">
        <draw:text-box fo:min-height="0.041cm">
          <text:p text:style-name="P16">shadow: compat ldap</text:p>
        </draw:text-box>
      </draw:frame>
      <draw:frame draw:style-name="fr1" draw:name="Marco53" text:anchor-type="page" text:anchor-page-number="1" svg:x="0cm" svg:y="0cm" svg:width="17cm" style:rel-width="100%" draw:z-index="52">
        <draw:text-box fo:min-height="0.041cm">
          <text:p text:style-name="P16">group: compat ldap </text:p>
        </draw:text-box>
      </draw:frame>
      <draw:frame draw:style-name="fr1" draw:name="Marco52" text:anchor-type="page" text:anchor-page-number="1" svg:x="0cm" svg:y="0cm" svg:width="17cm" style:rel-width="100%" draw:z-index="51">
        <draw:text-box fo:min-height="0.041cm">
          <text:p text:style-name="P16">passwd: compat ldap </text:p>
        </draw:text-box>
      </draw:frame>
      <draw:frame draw:style-name="fr1" draw:name="Marco51" text:anchor-type="page" text:anchor-page-number="1" svg:x="0cm" svg:y="0cm" svg:width="17cm" style:rel-width="100%" draw:z-index="50">
        <draw:text-box fo:min-height="0.041cm">
          <text:p text:style-name="P16">sudo nano /etc/nsswitch.conf</text:p>
        </draw:text-box>
      </draw:frame>
      <draw:frame draw:style-name="fr1" draw:name="Marco50" text:anchor-type="page" text:anchor-page-number="1" svg:x="0cm" svg:y="0cm" svg:width="17cm" style:rel-width="100%" draw:z-index="49">
        <draw:text-box fo:min-height="0.041cm">
          <text:p text:style-name="P16">sudo apt install libnss-ldap libpam-ldap ldap-utils -y</text:p>
        </draw:text-box>
      </draw:frame>
      <draw:frame draw:style-name="fr1" draw:name="Marco49" text:anchor-type="page" text:anchor-page-number="1" svg:x="0cm" svg:y="0cm" svg:width="17cm" style:rel-width="100%" draw:z-index="48">
        <draw:text-box fo:min-height="0.041cm">
          <text:p text:style-name="P16">sudo apt update </text:p>
        </draw:text-box>
      </draw:frame>
      <draw:frame draw:style-name="fr1" draw:name="Marco48" text:anchor-type="page" text:anchor-page-number="1" svg:x="0cm" svg:y="0cm" svg:width="17cm" style:rel-width="100%" draw:z-index="47">
        <draw:text-box fo:min-height="0.041cm">
          <text:p text:style-name="P16">sudo ufw allow 389</text:p>
        </draw:text-box>
      </draw:frame>
      <draw:frame draw:style-name="fr1" draw:name="Marco47" text:anchor-type="page" text:anchor-page-number="1" svg:x="0cm" svg:y="0cm" svg:width="17cm" style:rel-width="100%" draw:z-index="46">
        <draw:text-box fo:min-height="0.041cm">
          <text:p text:style-name="P16">sudo systemctl restart slapd</text:p>
        </draw:text-box>
      </draw:frame>
      <draw:frame draw:style-name="fr1" draw:name="Marco46" text:anchor-type="page" text:anchor-page-number="1" svg:x="0cm" svg:y="0cm" svg:width="17cm" style:rel-width="100%" draw:z-index="45">
        <draw:text-box fo:min-height="0.041cm">
          <text:p text:style-name="P16"><text:span text:style-name="T3">olcAccess</text:span>: to * by * read</text:p>
        </draw:text-box>
      </draw:frame>
      <draw:frame draw:style-name="fr1" draw:name="Marco45" text:anchor-type="page" text:anchor-page-number="1" svg:x="0cm" svg:y="0cm" svg:width="17cm" style:rel-width="100%" draw:z-index="44">
        <draw:text-box fo:min-height="0.041cm">
          <text:p text:style-name="P16"><text:span text:style-name="T3">olcAccess</text:span>: to attrs=userPassword by self write by anonymous auth by * none </text:p>
        </draw:text-box>
      </draw:frame>
      <draw:frame draw:style-name="fr1" draw:name="Marco44" text:anchor-type="page" text:anchor-page-number="1" svg:x="0cm" svg:y="0cm" svg:width="17cm" style:rel-width="100%" draw:z-index="43">
        <draw:text-box fo:min-height="0.041cm">
          <text:p text:style-name="P16">sudo nano /etc/ldap/slapd.d/cn=config/olcDatabase={1}mdb.ldif</text:p>
        </draw:text-box>
      </draw:frame>
      <draw:frame draw:style-name="fr1" draw:name="Marco43" text:anchor-type="page" text:anchor-page-number="1" svg:x="0cm" svg:y="0cm" svg:width="17cm" style:rel-width="100%" draw:z-index="42">
        <draw:text-box fo:min-height="0.041cm">
          <text:p text:style-name="P16">ldapsearch -x -b <text:span text:style-name="T3">"ou=users,dc=aula11,dc=local"</text:span> -H ldap://debian.aula11.local</text:p>
        </draw:text-box>
      </draw:frame>
      <draw:frame draw:style-name="fr1" draw:name="Marco42" text:anchor-type="page" text:anchor-page-number="1" svg:x="0cm" svg:y="0cm" svg:width="17cm" style:rel-width="100%" draw:z-index="41">
        <draw:text-box fo:min-height="0.041cm">
          <text:p text:style-name="P16">ldapadd -x -D <text:span text:style-name="T3">"cn=admin,dc=aula11,dc=local"</text:span> -W -f users.ldif</text:p>
        </draw:text-box>
      </draw:frame>
      <draw:frame draw:style-name="fr1" draw:name="Marco41" text:anchor-type="page" text:anchor-page-number="1" svg:x="0cm" svg:y="0cm" svg:width="17cm" style:rel-width="100%" draw:z-index="40">
        <draw:text-box fo:min-height="0.041cm">
          <text:p text:style-name="P16"><text:span text:style-name="T3">userPassword</text:span>: {SSHA}8fXz3i4j5k6l7m8n9o0p1q2r3s4t5u6v</text:p>
        </draw:text-box>
      </draw:frame>
      <draw:frame draw:style-name="fr1" draw:name="Marco40" text:anchor-type="page" text:anchor-page-number="1" svg:x="0cm" svg:y="0cm" svg:width="17cm" style:rel-width="100%" draw:z-index="39">
        <draw:text-box fo:min-height="0.041cm">
          <text:p text:style-name="P16"><text:span text:style-name="T3">loginShell</text:span>: /bin/bash </text:p>
        </draw:text-box>
      </draw:frame>
      <draw:frame draw:style-name="fr1" draw:name="Marco39" text:anchor-type="page" text:anchor-page-number="1" svg:x="0cm" svg:y="0cm" svg:width="17cm" style:rel-width="100%" draw:z-index="38">
        <draw:text-box fo:min-height="0.041cm">
          <text:p text:style-name="P16"><text:span text:style-name="T3">homeDirectory</text:span>: /home/user02 </text:p>
        </draw:text-box>
      </draw:frame>
      <draw:frame draw:style-name="fr1" draw:name="Marco38" text:anchor-type="page" text:anchor-page-number="1" svg:x="0cm" svg:y="0cm" svg:width="17cm" style:rel-width="100%" draw:z-index="37">
        <draw:text-box fo:min-height="0.041cm">
          <text:p text:style-name="P16"><text:span text:style-name="T3">gidNumber</text:span>: 10002 </text:p>
        </draw:text-box>
      </draw:frame>
      <draw:frame draw:style-name="fr1" draw:name="Marco37" text:anchor-type="page" text:anchor-page-number="1" svg:x="0cm" svg:y="0cm" svg:width="17cm" style:rel-width="100%" draw:z-index="36">
        <draw:text-box fo:min-height="0.041cm">
          <text:p text:style-name="P16"><text:span text:style-name="T3">uidNumber</text:span>: 10002 </text:p>
        </draw:text-box>
      </draw:frame>
      <draw:frame draw:style-name="fr1" draw:name="Marco36" text:anchor-type="page" text:anchor-page-number="1" svg:x="0cm" svg:y="0cm" svg:width="17cm" style:rel-width="100%" draw:z-index="35">
        <draw:text-box fo:min-height="0.041cm">
          <text:p text:style-name="P16"><text:span text:style-name="T3">sn</text:span>: User02 </text:p>
        </draw:text-box>
      </draw:frame>
      <draw:frame draw:style-name="fr1" draw:name="Marco35" text:anchor-type="page" text:anchor-page-number="1" svg:x="0cm" svg:y="0cm" svg:width="17cm" style:rel-width="100%" draw:z-index="34">
        <draw:text-box fo:min-height="0.041cm">
          <text:p text:style-name="P16"><text:span text:style-name="T3">cn</text:span>: User Two </text:p>
        </draw:text-box>
      </draw:frame>
      <draw:frame draw:style-name="fr1" draw:name="Marco34" text:anchor-type="page" text:anchor-page-number="1" svg:x="0cm" svg:y="0cm" svg:width="17cm" style:rel-width="100%" draw:z-index="33">
        <draw:text-box fo:min-height="0.041cm">
          <text:p text:style-name="P16"><text:span text:style-name="T3">uid</text:span>: user02 </text:p>
        </draw:text-box>
      </draw:frame>
      <draw:frame draw:style-name="fr1" draw:name="Marco33" text:anchor-type="page" text:anchor-page-number="1" svg:x="0cm" svg:y="0cm" svg:width="17cm" style:rel-width="100%" draw:z-index="32">
        <draw:text-box fo:min-height="0.041cm">
          <text:p text:style-name="P16"><text:span text:style-name="T3">objectClass</text:span>: shadowAccount </text:p>
        </draw:text-box>
      </draw:frame>
      <draw:frame draw:style-name="fr1" draw:name="Marco32" text:anchor-type="page" text:anchor-page-number="1" svg:x="0cm" svg:y="0cm" svg:width="17cm" style:rel-width="100%" draw:z-index="31">
        <draw:text-box fo:min-height="0.041cm">
          <text:p text:style-name="P16"><text:span text:style-name="T3">objectClass</text:span>: posixAccount </text:p>
        </draw:text-box>
      </draw:frame>
      <draw:frame draw:style-name="fr1" draw:name="Marco31" text:anchor-type="page" text:anchor-page-number="1" svg:x="0cm" svg:y="0cm" svg:width="17cm" style:rel-width="100%" draw:z-index="30">
        <draw:text-box fo:min-height="0.041cm">
          <text:p text:style-name="P16"><text:span text:style-name="T3">objectClass</text:span>: inetOrgPerson </text:p>
        </draw:text-box>
      </draw:frame>
      <draw:frame draw:style-name="fr1" draw:name="Marco30" text:anchor-type="page" text:anchor-page-number="1" svg:x="0cm" svg:y="0cm" svg:width="17cm" style:rel-width="100%" draw:z-index="29">
        <draw:text-box fo:min-height="0.041cm">
          <text:p text:style-name="P16"><text:span text:style-name="T3">dn</text:span>: uid=user02,ou=users,dc=aula11,dc=local </text:p>
        </draw:text-box>
      </draw:frame>
      <draw:frame draw:style-name="fr1" draw:name="Marco29" text:anchor-type="page" text:anchor-page-number="1" svg:x="0cm" svg:y="0cm" svg:width="17cm" style:rel-width="100%" draw:z-index="28">
        <draw:text-box fo:min-height="0.041cm">
          <text:p text:style-name="P16"/>
        </draw:text-box>
      </draw:frame>
      <draw:frame draw:style-name="fr1" draw:name="Marco28" text:anchor-type="page" text:anchor-page-number="1" svg:x="0cm" svg:y="0cm" svg:width="17cm" style:rel-width="100%" draw:z-index="27">
        <draw:text-box fo:min-height="0.041cm">
          <text:p text:style-name="P16"><text:span text:style-name="T3">userPassword</text:span>: {SSHA}8fXz3i4j5k6l7m8n9o0p1q2r3s4t5u6v </text:p>
        </draw:text-box>
      </draw:frame>
      <draw:frame draw:style-name="fr1" draw:name="Marco27" text:anchor-type="page" text:anchor-page-number="1" svg:x="0cm" svg:y="0cm" svg:width="17cm" style:rel-width="100%" draw:z-index="26">
        <draw:text-box fo:min-height="0.041cm">
          <text:p text:style-name="P16"><text:span text:style-name="T3">loginShell</text:span>: /bin/bash </text:p>
        </draw:text-box>
      </draw:frame>
      <draw:frame draw:style-name="fr1" draw:name="Marco26" text:anchor-type="page" text:anchor-page-number="1" svg:x="0cm" svg:y="0cm" svg:width="17cm" style:rel-width="100%" draw:z-index="25">
        <draw:text-box fo:min-height="0.041cm">
          <text:p text:style-name="P16"><text:span text:style-name="T3">homeDirectory</text:span>: /home/user01 </text:p>
        </draw:text-box>
      </draw:frame>
      <draw:frame draw:style-name="fr1" draw:name="Marco25" text:anchor-type="page" text:anchor-page-number="1" svg:x="0cm" svg:y="0cm" svg:width="17cm" style:rel-width="100%" draw:z-index="24">
        <draw:text-box fo:min-height="0.041cm">
          <text:p text:style-name="P16"><text:span text:style-name="T3">gidNumber</text:span>: 10001 </text:p>
        </draw:text-box>
      </draw:frame>
      <draw:frame draw:style-name="fr1" draw:name="Marco24" text:anchor-type="page" text:anchor-page-number="1" svg:x="0cm" svg:y="0cm" svg:width="17cm" style:rel-width="100%" draw:z-index="23">
        <draw:text-box fo:min-height="0.041cm">
          <text:p text:style-name="P16"><text:span text:style-name="T3">uidNumber</text:span>: 10001 </text:p>
        </draw:text-box>
      </draw:frame>
      <draw:frame draw:style-name="fr1" draw:name="Marco23" text:anchor-type="page" text:anchor-page-number="1" svg:x="0cm" svg:y="0cm" svg:width="17cm" style:rel-width="100%" draw:z-index="22">
        <draw:text-box fo:min-height="0.041cm">
          <text:p text:style-name="P16"><text:span text:style-name="T3">sn</text:span>: User01 </text:p>
        </draw:text-box>
      </draw:frame>
      <draw:frame draw:style-name="fr1" draw:name="Marco22" text:anchor-type="page" text:anchor-page-number="1" svg:x="0cm" svg:y="0cm" svg:width="17cm" style:rel-width="100%" draw:z-index="21">
        <draw:text-box fo:min-height="0.041cm">
          <text:p text:style-name="P16"><text:span text:style-name="T3">cn</text:span>: User One </text:p>
        </draw:text-box>
      </draw:frame>
      <draw:frame draw:style-name="fr1" draw:name="Marco21" text:anchor-type="page" text:anchor-page-number="1" svg:x="0cm" svg:y="0cm" svg:width="17cm" style:rel-width="100%" draw:z-index="20">
        <draw:text-box fo:min-height="0.041cm">
          <text:p text:style-name="P16"><text:span text:style-name="T3">uid</text:span>: user01 </text:p>
        </draw:text-box>
      </draw:frame>
      <draw:frame draw:style-name="fr1" draw:name="Marco20" text:anchor-type="page" text:anchor-page-number="1" svg:x="0cm" svg:y="0cm" svg:width="17cm" style:rel-width="100%" draw:z-index="19">
        <draw:text-box fo:min-height="0.041cm">
          <text:p text:style-name="P16"><text:span text:style-name="T3">objectClass</text:span>: shadowAccount </text:p>
        </draw:text-box>
      </draw:frame>
      <draw:frame draw:style-name="fr1" draw:name="Marco19" text:anchor-type="page" text:anchor-page-number="1" svg:x="0cm" svg:y="0cm" svg:width="17cm" style:rel-width="100%" draw:z-index="18">
        <draw:text-box fo:min-height="0.041cm">
          <text:p text:style-name="P16"><text:span text:style-name="T3">objectClass</text:span>: posixAccount </text:p>
        </draw:text-box>
      </draw:frame>
      <draw:frame draw:style-name="fr1" draw:name="Marco18" text:anchor-type="page" text:anchor-page-number="1" svg:x="0cm" svg:y="0cm" svg:width="17cm" style:rel-width="100%" draw:z-index="17">
        <draw:text-box fo:min-height="0.041cm">
          <text:p text:style-name="P16"><text:span text:style-name="T3">objectClass</text:span>: inetOrgPerson </text:p>
        </draw:text-box>
      </draw:frame>
      <draw:frame draw:style-name="fr1" draw:name="Marco17" text:anchor-type="page" text:anchor-page-number="1" svg:x="0cm" svg:y="0cm" svg:width="17cm" style:rel-width="100%" draw:z-index="16">
        <draw:text-box fo:min-height="0.041cm">
          <text:p text:style-name="P16"><text:span text:style-name="T3">dn</text:span>: uid=user01,ou=users,dc=aula11,dc=local </text:p>
        </draw:text-box>
      </draw:frame>
      <draw:frame draw:style-name="fr1" draw:name="Marco16" text:anchor-type="page" text:anchor-page-number="1" svg:x="0cm" svg:y="0cm" svg:width="17cm" style:rel-width="100%" draw:z-index="15">
        <draw:text-box fo:min-height="0.041cm">
          <text:p text:style-name="P16">nano users.ldif</text:p>
        </draw:text-box>
      </draw:frame>
      <draw:frame draw:style-name="fr1" draw:name="Marco15" text:anchor-type="page" text:anchor-page-number="1" svg:x="0cm" svg:y="0cm" svg:width="17cm" style:rel-width="100%" draw:z-index="14">
        <draw:text-box fo:min-height="0.041cm">
          <text:p text:style-name="P16">slappasswd -s qwerty</text:p>
        </draw:text-box>
      </draw:frame>
      <draw:frame draw:style-name="fr1" draw:name="Marco14" text:anchor-type="page" text:anchor-page-number="1" svg:x="0cm" svg:y="0cm" svg:width="17cm" style:rel-width="100%" draw:z-index="13">
        <draw:text-box fo:min-height="0.041cm">
          <text:p text:style-name="P16">ldapadd -x -D <text:span text:style-name="T3">"cn=admin,dc=aula11,dc=local"</text:span> -W -f ou_users.ldif</text:p>
        </draw:text-box>
      </draw:frame>
      <draw:frame draw:style-name="fr1" draw:name="Marco13" text:anchor-type="page" text:anchor-page-number="1" svg:x="0cm" svg:y="0cm" svg:width="17cm" style:rel-width="100%" draw:z-index="12">
        <draw:text-box fo:min-height="0.041cm">
          <text:p text:style-name="P16"><text:span text:style-name="T3">ou</text:span>: users</text:p>
        </draw:text-box>
      </draw:frame>
      <draw:frame draw:style-name="fr1" draw:name="Marco12" text:anchor-type="page" text:anchor-page-number="1" svg:x="0cm" svg:y="0cm" svg:width="17cm" style:rel-width="100%" draw:z-index="11">
        <draw:text-box fo:min-height="0.041cm">
          <text:p text:style-name="P16"><text:span text:style-name="T3">objectClass</text:span>: organizationalUnit </text:p>
        </draw:text-box>
      </draw:frame>
      <draw:frame draw:style-name="fr1" draw:name="Marco11" text:anchor-type="page" text:anchor-page-number="1" svg:x="0cm" svg:y="0cm" svg:width="17cm" style:rel-width="100%" draw:z-index="10">
        <draw:text-box fo:min-height="0.041cm">
          <text:p text:style-name="P16"><text:span text:style-name="T3">dn</text:span>: ou=users,dc=aula11,dc=local </text:p>
        </draw:text-box>
      </draw:frame>
      <draw:frame draw:style-name="fr1" draw:name="Marco10" text:anchor-type="page" text:anchor-page-number="1" svg:x="0cm" svg:y="0cm" svg:width="17cm" style:rel-width="100%" draw:z-index="9">
        <draw:text-box fo:min-height="0.041cm">
          <text:p text:style-name="P16">nano ou_users.ldif</text:p>
        </draw:text-box>
      </draw:frame>
      <draw:frame draw:style-name="fr1" draw:name="Marco9" text:anchor-type="page" text:anchor-page-number="1" svg:x="0cm" svg:y="0cm" svg:width="17cm" style:rel-width="100%" draw:z-index="8">
        <draw:text-box fo:min-height="0.041cm">
          <text:p text:style-name="P16"><text:span text:style-name="T2">cd</text:span> ~/ldap-config</text:p>
        </draw:text-box>
      </draw:frame>
      <draw:frame draw:style-name="fr1" draw:name="Marco8" text:anchor-type="page" text:anchor-page-number="1" svg:x="0cm" svg:y="0cm" svg:width="17cm" style:rel-width="100%" draw:z-index="7">
        <draw:text-box fo:min-height="0.041cm">
          <text:p text:style-name="P16">mkdir ~/ldap-config </text:p>
        </draw:text-box>
      </draw:frame>
      <draw:frame draw:style-name="fr1" draw:name="Marco7" text:anchor-type="page" text:anchor-page-number="1" svg:x="0cm" svg:y="0cm" svg:width="17cm" style:rel-width="100%" draw:z-index="6">
        <draw:text-box fo:min-height="0.041cm">
          <text:p text:style-name="P16">ldapsearch -x -b <text:span text:style-name="T3">"dc=aula11,dc=local"</text:span> -H ldap://debian.aula11.local</text:p>
        </draw:text-box>
      </draw:frame>
      <draw:frame draw:style-name="fr1" draw:name="Marco6" text:anchor-type="page" text:anchor-page-number="1" svg:x="0cm" svg:y="0cm" svg:width="17cm" style:rel-width="100%" draw:z-index="5">
        <draw:text-box fo:min-height="0.041cm">
          <text:p text:style-name="P16">sudo systemctl <text:span text:style-name="T2">enable</text:span> slapd</text:p>
        </draw:text-box>
      </draw:frame>
      <draw:frame draw:style-name="fr1" draw:name="Marco5" text:anchor-type="page" text:anchor-page-number="1" svg:x="0cm" svg:y="0cm" svg:width="17cm" style:rel-width="100%" draw:z-index="4">
        <draw:text-box fo:min-height="0.041cm">
          <text:p text:style-name="P16">sudo systemctl start slapd </text:p>
        </draw:text-box>
      </draw:frame>
      <draw:frame draw:style-name="fr1" draw:name="Marco4" text:anchor-type="page" text:anchor-page-number="1" svg:x="0cm" svg:y="0cm" svg:width="17cm" style:rel-width="100%" draw:z-index="3">
        <draw:text-box fo:min-height="0.041cm">
          <text:p text:style-name="P16">sudo systemctl status slapd</text:p>
        </draw:text-box>
      </draw:frame>
      <draw:frame draw:style-name="fr1" draw:name="Marco3" text:anchor-type="page" text:anchor-page-number="1" svg:x="0cm" svg:y="0cm" svg:width="17cm" style:rel-width="100%" draw:z-index="2">
        <draw:text-box fo:min-height="0.041cm">
          <text:p text:style-name="P16">sudo dpkg-reconfigure slapd</text:p>
        </draw:text-box>
      </draw:frame>
      <draw:frame draw:style-name="fr1" draw:name="Marco2" text:anchor-type="page" text:anchor-page-number="1" svg:x="0cm" svg:y="0cm" svg:width="17cm" style:rel-width="100%" draw:z-index="1">
        <draw:text-box fo:min-height="0.041cm">
          <text:p text:style-name="P16">sudo apt install slapd ldap-utils -y</text:p>
        </draw:text-box>
      </draw:frame>
      <draw:frame draw:style-name="fr1" draw:name="Marco1" text:anchor-type="page" text:anchor-page-number="1" svg:x="0cm" svg:y="0cm" svg:width="17cm" style:rel-width="100%" draw:z-index="0">
        <draw:text-box fo:min-height="0.041cm">
          <text:p text:style-name="P16">sudo apt update &amp;&amp; sudo apt upgrade -y</text:p>
        </draw:text-box>
      </draw:frame>
      <text:h text:style-name="Heading_20_2" text:outline-level="2"/>
      <text:section text:style-name="Sect1" text:name="model-response-message-contentr_51afa99178d26fe1">
        <text:h text:style-name="P1" text:outline-level="2">LDAP: Protocolo, Utilidad, Puertos y Herramientas de Implementación en Linux</text:h>
        <text:h text:style-name="P2" text:outline-level="3">¿Qué es LDAP?</text:h>
        <text:p text:style-name="P4">LDAP (Lightweight Directory Access Protocol) es un protocolo de comunicaciones ligero y estándar abierto que se utiliza para acceder a servicios de información de directorio distribuidos y mantenerlos. En términos sencillos, es como una base de datos optimizada para operaciones de lectura intensivas que almacena información estructurada y jerárquica sobre recursos de red y usuarios.</text:p>
        <text:p text:style-name="P4">La información en un directorio LDAP se organiza en una estructura de árbol, donde cada nodo es una entrada. Cada entrada tiene un nombre distintivo (DN - Distinguished Name) que la identifica de forma única dentro del directorio, y contiene una colección de atributos, cada uno con un nombre (tipo de atributo) y uno o más valores.</text:p>
        <text:p text:style-name="P7">Ejemplo de estructura jerárquica (simil-DNS):</text:p>
        <text:list text:style-name="L1">
          <text:list-item>
            <text:p text:style-name="P12"><text:span text:style-name="Source_20_Text"><text:span text:style-name="T1">dc=ejemplo,dc=com</text:span></text:span> (Dominio de Componentes: https://www.google.com/url?sa=E&amp;source=gmail&amp;q=ejemplo.com)</text:p>
            <text:list>
              <text:list-item>
                <text:p text:style-name="P12"><text:span text:style-name="Source_20_Text"><text:span text:style-name="T1">ou=usuarios,dc=ejemplo,dc=com</text:span></text:span> (Unidad Organizativa: usuarios)</text:p>
                <text:list>
                  <text:list-item>
                    <text:p text:style-name="P12"><text:span text:style-name="Source_20_Text"><text:span text:style-name="T1">cn=Juan Perez,ou=usuarios,dc=ejemplo,dc=com</text:span></text:span> (Nombre Común: Juan Perez)</text:p>
                  </text:list-item>
                </text:list>
              </text:list-item>
              <text:list-item>
                <text:p text:style-name="P12"><text:span text:style-name="Source_20_Text"><text:span text:style-name="T1">ou=grupos,dc=ejemplo,dc=com</text:span></text:span> (Unidad Organizativa: grupos)</text:p>
                <text:list>
                  <text:list-item>
                    <text:p text:style-name="P12"><text:span text:style-name="Source_20_Text"><text:span text:style-name="T1">cn=administradores,ou=grupos,dc=ejemplo,dc=com</text:span></text:span> (Nombre Común: administradores)</text:p>
                  </text:list-item>
                </text:list>
              </text:list-item>
            </text:list>
          </text:list-item>
        </text:list>
        <text:h text:style-name="P2" text:outline-level="3">Utilidad de LDAP</text:h>
        <text:p text:style-name="P4">La utilidad principal de LDAP radica en la centralización de la gestión de identidades y la información de recursos. Sus aplicaciones más comunes incluyen:</text:p>
        <text:list text:style-name="L2">
          <text:list-item>
            <text:p text:style-name="P13"><text:span text:style-name="T1">Autenticación Centralizada:</text:span> Permite que múltiples aplicaciones y servicios (servidores web, SSH, VPNs, sistemas de correo electrónico) autentiquen a los usuarios contra un único repositorio central (el servidor LDAP). Esto simplifica la gestión de contraseñas y mejora la seguridad al evitar la dispersión de credenciales.</text:p>
          </text:list-item>
          <text:list-item>
            <text:p text:style-name="P13"><text:span text:style-name="T1">Autorización (Basada en Grupos y Atributos):</text:span> Una vez que un usuario es autenticado, LDAP puede proporcionar información sobre la pertenencia a grupos o atributos específicos del usuario, lo que permite a las aplicaciones determinar qué recursos o permisos tiene ese usuario.</text:p>
          </text:list-item>
          <text:list-item>
            <text:p text:style-name="P13"><text:span text:style-name="T1">Gestión de Usuarios y Grupos:</text:span> Facilita la creación, modificación, eliminación y gestión de usuarios y grupos de forma centralizada, lo que es crucial en entornos con un gran número de usuarios.</text:p>
          </text:list-item>
          <text:list-item>
            <text:p text:style-name="P13"><text:soft-page-break/><text:span text:style-name="T1">Libreta de Direcciones Global (GAL):</text:span> Almacena información de contacto de los empleados (nombres, direcciones de correo electrónico, números de teléfono, etc.) de manera que sea fácilmente consultable por aplicaciones de correo electrónico y otros sistemas.</text:p>
          </text:list-item>
          <text:list-item>
            <text:p text:style-name="P13"><text:span text:style-name="T1">Gestión de Recursos de Red:</text:span> Puede almacenar información sobre impresoras, servidores, aplicaciones, y otros dispositivos de red, facilitando su descubrimiento y acceso.</text:p>
          </text:list-item>
          <text:list-item>
            <text:p text:style-name="P13"><text:span text:style-name="T1">Sincronización de Directorios:</text:span> Permite la replicación y sincronización de información entre diferentes servidores LDAP o con otros tipos de directorios.</text:p>
          </text:list-item>
        </text:list>
        <text:h text:style-name="P2" text:outline-level="3">Puertos Utilizados por LDAP</text:h>
        <text:p text:style-name="P4">LDAP opera sobre TCP/IP y utiliza los siguientes puertos estándar:</text:p>
        <text:list text:style-name="L3">
          <text:list-item>
            <text:p text:style-name="P14"><text:span text:style-name="T1">Puerto 389/TCP:</text:span> Es el puerto predeterminado para las comunicaciones LDAP no cifradas.</text:p>
          </text:list-item>
          <text:list-item>
            <text:p text:style-name="P14"><text:span text:style-name="T1">Puerto 636/TCP (LDAPS):</text:span> Se utiliza para comunicaciones LDAP cifradas mediante SSL/TLS (Secure Sockets Layer/Transport Layer Security). Es la forma recomendada de comunicación para proteger la privacidad y la integridad de los datos transmitidos, especialmente credenciales de usuario.</text:p>
          </text:list-item>
        </text:list>
        <text:h text:style-name="P2" text:outline-level="3">Herramientas de Implementación en Linux</text:h>
        <text:p text:style-name="P4">La implementación más popular y utilizada de un servidor LDAP en Linux es <text:span text:style-name="T1">OpenLDAP</text:span>. Para interactuar con él y gestionarlo, existen diversas herramientas:</text:p>
        <text:list text:style-name="L4">
          <text:list-item>
            <text:p text:style-name="P15"><text:span text:style-name="T1">OpenLDAP (slapd):</text:span> Es el demonio del servidor LDAP (<text:span text:style-name="Source_20_Text"><text:span text:style-name="T1">slapd</text:span></text:span> significa Stand-alone LDAP Daemon). Es el corazón de la implementación, encargado de gestionar el directorio y atender las solicitudes de los clientes.</text:p>
          </text:list-item>
          <text:list-item>
            <text:p text:style-name="P15"><text:span text:style-name="Source_20_Text"><text:span text:style-name="T1">openldap-clients</text:span></text:span><text:span text:style-name="T1"> (Paquete):</text:span> Contiene un conjunto de utilidades de línea de comandos para interactuar con el servidor LDAP:</text:p>
            <text:list>
              <text:list-item>
                <text:p text:style-name="P15"><text:span text:style-name="Source_20_Text"><text:span text:style-name="T1">ldapsearch</text:span></text:span>: Para buscar y consultar entradas en el directorio.</text:p>
              </text:list-item>
              <text:list-item>
                <text:p text:style-name="P15"><text:span text:style-name="Source_20_Text"><text:span text:style-name="T1">ldapadd</text:span></text:span>: Para añadir nuevas entradas al directorio.</text:p>
              </text:list-item>
              <text:list-item>
                <text:p text:style-name="P15"><text:span text:style-name="Source_20_Text"><text:span text:style-name="T1">ldapmodify</text:span></text:span>: Para modificar entradas existentes.</text:p>
              </text:list-item>
              <text:list-item>
                <text:p text:style-name="P15"><text:span text:style-name="Source_20_Text"><text:span text:style-name="T1">ldapdelete</text:span></text:span>: Para eliminar entradas del directorio.</text:p>
              </text:list-item>
              <text:list-item>
                <text:p text:style-name="P15"><text:span text:style-name="Source_20_Text"><text:span text:style-name="T1">ldappasswd</text:span></text:span>: Para cambiar contraseñas de usuarios LDAP.</text:p>
              </text:list-item>
            </text:list>
          </text:list-item>
          <text:list-item>
            <text:p text:style-name="P15"><text:span text:style-name="T1">phpLDAPadmin:</text:span> Una interfaz web muy popular para la administración gráfica de servidores OpenLDAP. Simplifica tareas como la creación y gestión de usuarios, grupos y objetos, así como la configuración del esquema.</text:p>
          </text:list-item>
          <text:list-item>
            <text:p text:style-name="P15"><text:span text:style-name="T1">Apache Directory Studio:</text:span> Una aplicación de escritorio multiplataforma (basada en Eclipse) que proporciona una suite completa de herramientas para interactuar con servidores LDAP. Incluye un navegador de directorio, un editor LDIF, un analizador de esquemas, y otras funcionalidades avanzadas. Es muy útil para desarrollo y depuración.</text:p>
          </text:list-item>
          <text:list-item>
            <text:p text:style-name="P15"><text:span text:style-name="T1">LDAP Account Manager (LAM):</text:span> Otra interfaz web robusta para la gestión de usuarios y grupos en OpenLDAP, que a menudo se integra con otras funcionalidades como Samba, Postfix, etc.</text:p>
          </text:list-item>
        </text:list>
        <text:p text:style-name="Horizontal_20_Line"><text:soft-page-break/></text:p>
        <text:h text:style-name="P1" text:outline-level="2">Cómo Configurar un Servidor LDAP (OpenLDAP)</text:h>
        <text:p text:style-name="P4">La configuración de un servidor OpenLDAP ha evolucionado significativamente a lo largo de las versiones. En Ubuntu 14.04, la configuración principal se realizaba a través del archivo <text:span text:style-name="Source_20_Text"><text:span text:style-name="T1">/etc/ldap/slapd.conf</text:span></text:span>. En versiones más modernas, como Rocky 9.5, OpenLDAP utiliza un sistema de configuración en tiempo real (OLC - Online Configuration), donde la configuración se almacena en el propio directorio LDAP y se gestiona mediante archivos LDIF en el directorio <text:span text:style-name="Source_20_Text"><text:span text:style-name="T1">/etc/openldap/slapd.d/</text:span></text:span>.</text:p>
        <text:p text:style-name="P4">A continuación, se presenta una tabla con comandos y descripciones generales para la configuración de un servidor OpenLDAP, enfocándose en la configuración moderna (OLC) cuando es relevante.</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5">Paso</text:p>
              </table:table-cell>
              <table:table-cell table:style-name="Tabla1.A1" office:value-type="string">
                <text:p text:style-name="P5">Comando/Acción</text:p>
              </table:table-cell>
              <table:table-cell table:style-name="Tabla1.A1" office:value-type="string">
                <text:p text:style-name="P5">Descripción</text:p>
              </table:table-cell>
            </table:table-row>
          </table:table-header-rows>
          <table:table-row>
            <table:table-cell table:style-name="Tabla1.A1" office:value-type="string">
              <text:p text:style-name="P6">1. Instalación de OpenLDAP</text:p>
            </table:table-cell>
            <table:table-cell table:style-name="Tabla1.A1" office:value-type="string">
              <text:p text:style-name="P5"><text:span text:style-name="Source_20_Text"><text:span text:style-name="T1">sudo apt-get install slapd ldap-utils</text:span></text:span> (Debian/Ubuntu) &lt;br&gt; <text:span text:style-name="Source_20_Text"><text:span text:style-name="T1">sudo dnf install openldap-servers openldap-clients</text:span></text:span> (RHEL/CentOS/Rocky)</text:p>
            </table:table-cell>
            <table:table-cell table:style-name="Tabla1.A1" office:value-type="string">
              <text:p text:style-name="P5">Instala el paquete del servidor OpenLDAP (<text:span text:style-name="Source_20_Text"><text:span text:style-name="T1">slapd</text:span></text:span>) y las utilidades cliente (<text:span text:style-name="Source_20_Text"><text:span text:style-name="T1">ldap-utils</text:span></text:span> o <text:span text:style-name="Source_20_Text"><text:span text:style-name="T1">openldap-clients</text:span></text:span>) para interactuar con el servidor.</text:p>
            </table:table-cell>
          </table:table-row>
          <table:table-row>
            <table:table-cell table:style-name="Tabla1.A1" office:value-type="string">
              <text:p text:style-name="P6">2. Configuración Inicial (durante la instalación o manual)</text:p>
            </table:table-cell>
            <table:table-cell table:style-name="Tabla1.A1" office:value-type="string">
              <text:p text:style-name="P5">Durante la instalación, se te pedirá establecer la contraseña de administrador (<text:span text:style-name="Source_20_Text"><text:span text:style-name="T1">admin</text:span></text:span> o <text:span text:style-name="Source_20_Text"><text:span text:style-name="T1">cn=admin,cn=config</text:span></text:span>). &lt;br&gt; <text:span text:style-name="Source_20_Text"><text:span text:style-name="T1">sudo dpkg-reconfigure slapd</text:span></text:span> (Ubuntu)</text:p>
            </table:table-cell>
            <table:table-cell table:style-name="Tabla1.A1" office:value-type="string">
              <text:p text:style-name="P5">En sistemas basados en Debian/Ubuntu, <text:span text:style-name="Source_20_Text"><text:span text:style-name="T1">dpkg-reconfigure slapd</text:span></text:span> permite configurar rápidamente el dominio base (ej. <text:span text:style-name="Source_20_Text"><text:span text:style-name="T1">dc=ejemplo,dc=com</text:span></text:span>), el nombre de la organización, la contraseña de administrador, y si se eliminará la base de datos antigua.</text:p>
            </table:table-cell>
          </table:table-row>
          <table:table-row>
            <table:table-cell table:style-name="Tabla1.A1" office:value-type="string">
              <text:p text:style-name="P6">3. Carga de Esquemas Estándar</text:p>
            </table:table-cell>
            <table:table-cell table:style-name="Tabla1.A1" office:value-type="string">
              <text:p text:style-name="P3">(Configuración dinámica - OLC) </text:p>
              <text:p text:style-name="P3">Copiar/crear archivos LDIF para los esquemas en <text:span text:style-name="Source_20_Text"><text:span text:style-name="T1">/etc/openldap/slapd.d/cn=config/cn=schema/</text:span></text:span> y reiniciar <text:span text:style-name="Source_20_Text"><text:span text:style-name="T1">slapd</text:span></text:span> o usar <text:span text:style-name="Source_20_Text"><text:span text:style-name="T1">ldapadd</text:span></text:span>. </text:p>
              <text:p text:style-name="P5">Generalmente ya vienen cargados los básicos.</text:p>
            </table:table-cell>
            <table:table-cell table:style-name="Tabla1.A1" office:value-type="string">
              <text:p text:style-name="P5">Los esquemas definen los tipos de objetos y atributos que se pueden almacenar en el directorio. Esquemas comunes incluyen <text:span text:style-name="Source_20_Text"><text:span text:style-name="T1">core</text:span></text:span>, <text:span text:style-name="Source_20_Text"><text:span text:style-name="T1">cosine</text:span></text:span>, <text:span text:style-name="Source_20_Text"><text:span text:style-name="T1">inetorgperson</text:span></text:span>, <text:span text:style-name="Source_20_Text"><text:span text:style-name="T1">nis</text:span></text:span> (para usuarios y grupos Unix/Linux). OpenLDAP moderno ya carga muchos por defecto.</text:p>
            </table:table-cell>
          </table:table-row>
          <table:table-row>
            <table:table-cell table:style-name="Tabla1.A1" office:value-type="string">
              <text:p text:style-name="P6">4. Definición de la Base de Datos (Backend)</text:p>
            </table:table-cell>
            <table:table-cell table:style-name="Tabla1.A1" office:value-type="string">
              <text:p text:style-name="P5">Modificar la configuración OLC (<text:span text:style-name="Source_20_Text"><text:span text:style-name="T1">cn=config</text:span></text:span>) para especificar el backend (por ejemplo, <text:span text:style-name="Source_20_Text"><text:span text:style-name="T1">mdb</text:span></text:span>), el <text:soft-page-break/>DN base (<text:span text:style-name="Source_20_Text"><text:span text:style-name="T1">suffix</text:span></text:span>), y el DN del administrador (<text:span text:style-name="Source_20_Text"><text:span text:style-name="T1">rootdn</text:span></text:span>). &lt;br&gt; Se hace mediante archivos LDIF y <text:span text:style-name="Source_20_Text"><text:span text:style-name="T1">ldapmodify</text:span></text:span>.</text:p>
            </table:table-cell>
            <table:table-cell table:style-name="Tabla1.A1" office:value-type="string">
              <text:p text:style-name="P5">El backend determina cómo OpenLDAP almacena los datos (ej. <text:span text:style-name="Source_20_Text"><text:span text:style-name="T1">mdb</text:span></text:span> es el predeterminado y recomendado en versiones recientes, <text:soft-page-break/>antes <text:span text:style-name="Source_20_Text"><text:span text:style-name="T1">bdb</text:span></text:span>). El <text:span text:style-name="Source_20_Text"><text:span text:style-name="T1">suffix</text:span></text:span> define la raíz de tu directorio (ej. <text:span text:style-name="Source_20_Text"><text:span text:style-name="T1">dc=ejemplo,dc=com</text:span></text:span>). El <text:span text:style-name="Source_20_Text"><text:span text:style-name="T1">rootdn</text:span></text:span> es la cuenta con permisos administrativos para esa base de datos.</text:p>
            </table:table-cell>
          </table:table-row>
          <table:table-row>
            <table:table-cell table:style-name="Tabla1.A1" office:value-type="string">
              <text:p text:style-name="P6">5. Configuración de la Contraseña de Administrador</text:p>
            </table:table-cell>
            <table:table-cell table:style-name="Tabla1.A1" office:value-type="string">
              <text:p text:style-name="P5"><text:span text:style-name="Source_20_Text"><text:span text:style-name="T1">slappasswd</text:span></text:span> (para generar un hash de la contraseña) &lt;br&gt; Luego, usar <text:span text:style-name="Source_20_Text"><text:span text:style-name="T1">ldapmodify</text:span></text:span> para actualizar el atributo <text:span text:style-name="Source_20_Text"><text:span text:style-name="T1">olcRootPW</text:span></text:span> en la entrada de configuración de la base de datos.</text:p>
            </table:table-cell>
            <table:table-cell table:style-name="Tabla1.A1" office:value-type="string">
              <text:p text:style-name="P5">Es crucial establecer una contraseña segura para el administrador del directorio (<text:span text:style-name="Source_20_Text"><text:span text:style-name="T1">rootpw</text:span></text:span> o <text:span text:style-name="Source_20_Text"><text:span text:style-name="T1">olcRootPW</text:span></text:span>). Se recomienda generar un hash de la contraseña con <text:span text:style-name="Source_20_Text"><text:span text:style-name="T1">slappasswd</text:span></text:span> y luego usar ese hash.</text:p>
            </table:table-cell>
          </table:table-row>
          <table:table-row>
            <table:table-cell table:style-name="Tabla1.A1" office:value-type="string">
              <text:p text:style-name="P6">6. Configuración de Permisos (ACLs)</text:p>
            </table:table-cell>
            <table:table-cell table:style-name="Tabla1.A1" office:value-type="string">
              <text:p text:style-name="P5">Modificar la configuración OLC (<text:span text:style-name="Source_20_Text"><text:span text:style-name="T1">cn=config</text:span></text:span>) para agregar reglas ACL (<text:span text:style-name="Source_20_Text"><text:span text:style-name="T1">olcAccess</text:span></text:span>). Se hace mediante <text:span text:style-name="Source_20_Text"><text:span text:style-name="T1">ldapmodify</text:span></text:span> o creando archivos LDIF.</text:p>
            </table:table-cell>
            <table:table-cell table:style-name="Tabla1.A1" office:value-type="string">
              <text:p text:style-name="P5">Las ACLs (Access Control Lists) determinan quién puede leer, escribir, añadir, eliminar o buscar información en el directorio. Son fundamentales para la seguridad.</text:p>
            </table:table-cell>
          </table:table-row>
          <table:table-row>
            <table:table-cell table:style-name="Tabla1.A1" office:value-type="string">
              <text:p text:style-name="P6">7. Inicio y Habilitación del Servicio</text:p>
            </table:table-cell>
            <table:table-cell table:style-name="Tabla1.A1" office:value-type="string">
              <text:p text:style-name="P5"><text:span text:style-name="Source_20_Text"><text:span text:style-name="T1">sudo systemctl start slapd</text:span></text:span> &lt;br&gt; <text:span text:style-name="Source_20_Text"><text:span text:style-name="T1">sudo systemctl enable slapd</text:span></text:span></text:p>
            </table:table-cell>
            <table:table-cell table:style-name="Tabla1.A1" office:value-type="string">
              <text:p text:style-name="P5">Inicia el demonio del servidor OpenLDAP. <text:span text:style-name="Source_20_Text"><text:span text:style-name="T1">enable</text:span></text:span> asegura que el servicio se inicie automáticamente al arrancar el sistema.</text:p>
            </table:table-cell>
          </table:table-row>
          <table:table-row>
            <table:table-cell table:style-name="Tabla1.A1" office:value-type="string">
              <text:p text:style-name="P6">8. Verificación del Servicio</text:p>
            </table:table-cell>
            <table:table-cell table:style-name="Tabla1.A1" office:value-type="string">
              <text:p text:style-name="P5"><text:span text:style-name="Source_20_Text"><text:span text:style-name="T1">sudo systemctl status slapd</text:span></text:span> &lt;br&gt; <text:span text:style-name="Source_20_Text"><text:span text:style-name="T1">ldapsearch -x -LLL -H ldap://localhost -b "dc=ejemplo,dc=com"</text:span></text:span> (reemplaza el DN base)</text:p>
            </table:table-cell>
            <table:table-cell table:style-name="Tabla1.A1" office:value-type="string">
              <text:p text:style-name="P5">Verifica que el servicio <text:span text:style-name="Source_20_Text"><text:span text:style-name="T1">slapd</text:span></text:span> esté en ejecución. <text:span text:style-name="Source_20_Text"><text:span text:style-name="T1">ldapsearch</text:span></text:span> permite realizar una consulta para ver si el directorio responde correctamente.</text:p>
            </table:table-cell>
          </table:table-row>
          <table:table-row>
            <table:table-cell table:style-name="Tabla1.A1" office:value-type="string">
              <text:p text:style-name="P6">9. Añadir Entradas Iniciales (LDIF)</text:p>
            </table:table-cell>
            <table:table-cell table:style-name="Tabla1.A1" office:value-type="string">
              <text:p text:style-name="P5">Crear un archivo <text:span text:style-name="Source_20_Text"><text:span text:style-name="T1">.ldif</text:span></text:span> con las entradas a añadir (ej. unidad organizativa <text:span text:style-name="Source_20_Text"><text:span text:style-name="T1">ou=usuarios</text:span></text:span>, <text:span text:style-name="Source_20_Text"><text:span text:style-name="T1">ou=grupos</text:span></text:span>, un usuario inicial). &lt;br&gt; <text:span text:style-name="Source_20_Text"><text:span text:style-name="T1">ldapadd -x -D "cn=admin,dc=ejemplo,dc=com" -W -f mi_inicial.ldif</text:span></text:span></text:p>
            </table:table-cell>
            <table:table-cell table:style-name="Tabla1.A1" office:value-type="string">
              <text:p text:style-name="P5">Una vez que el servidor está funcionando, se añaden las estructuras básicas y los usuarios iniciales utilizando archivos LDIF.</text:p>
            </table:table-cell>
          </table:table-row>
          <table:table-row>
            <table:table-cell table:style-name="Tabla1.A1" office:value-type="string">
              <text:p text:style-name="P6">10. Configuración <text:soft-page-break/>de SSL/TLS (Opcional pero Recomendado)</text:p>
            </table:table-cell>
            <table:table-cell table:style-name="Tabla1.A1" office:value-type="string">
              <text:p text:style-name="P3">Generar certificados SSL/TLS. </text:p>
              <text:p text:style-name="P5"><text:soft-page-break/>Modificar la configuración OLC para habilitar LDAPS (puerto 636) y especificar las rutas de los certificados.</text:p>
            </table:table-cell>
            <table:table-cell table:style-name="Tabla1.A1" office:value-type="string">
              <text:p text:style-name="P5">Para comunicaciones seguras, es esencial configurar SSL/TLS. Esto <text:soft-page-break/>implica obtener o generar certificados y configurar OpenLDAP para usarlos.</text:p>
            </table:table-cell>
          </table:table-row>
        </table:table>
        <text:p text:style-name="Horizontal_20_Line"/>
        <text:h text:style-name="P1" text:outline-level="2">Cómo Configurar un Cliente LDAP</text:h>
        <text:p text:style-name="P4">Configurar un cliente LDAP implica decirle al sistema dónde encontrar el servidor LDAP y cómo autenticarse contra él para servicios como SSH, inicio de sesión de usuario, etc. Esto generalmente se logra mediante la configuración de PAM (Pluggable Authentication Modules) y NSS (Name Service Switch).</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5">Paso</text:p>
              </table:table-cell>
              <table:table-cell table:style-name="Tabla2.A1" office:value-type="string">
                <text:p text:style-name="P5">Comando/Acción</text:p>
              </table:table-cell>
              <table:table-cell table:style-name="Tabla2.A1" office:value-type="string">
                <text:p text:style-name="P5">Descripción</text:p>
              </table:table-cell>
            </table:table-row>
          </table:table-header-rows>
          <table:table-row>
            <table:table-cell table:style-name="Tabla2.A1" office:value-type="string">
              <text:p text:style-name="P6">1. Instalación de Paquetes Cliente</text:p>
            </table:table-cell>
            <table:table-cell table:style-name="Tabla2.A1" office:value-type="string">
              <text:p text:style-name="P5"><text:span text:style-name="Source_20_Text"><text:span text:style-name="T1">sudo apt-get install libnss-ldap libpam-ldap ldap-utils nscd</text:span></text:span> (Debian/Ubuntu) &lt;br&gt; <text:span text:style-name="Source_20_Text"><text:span text:style-name="T1">sudo dnf install nss-pam-ldapd pam_ldap openldap-clients</text:span></text:span> (RHEL/CentOS/Rocky)</text:p>
            </table:table-cell>
            <table:table-cell table:style-name="Tabla2.A1" office:value-type="string">
              <text:p text:style-name="P5">Instala las librerías y utilidades necesarias para que el sistema opere como cliente LDAP. <text:span text:style-name="Source_20_Text"><text:span text:style-name="T1">libnss-ldap</text:span></text:span>/<text:span text:style-name="Source_20_Text"><text:span text:style-name="T1">nss-pam-ldapd</text:span></text:span> para NSS, <text:span text:style-name="Source_20_Text"><text:span text:style-name="T1">libpam-ldap</text:span></text:span>/<text:span text:style-name="Source_20_Text"><text:span text:style-name="T1">pam_ldap</text:span></text:span> para PAM, y <text:span text:style-name="Source_20_Text"><text:span text:style-name="T1">nscd</text:span></text:span> para caching.</text:p>
            </table:table-cell>
          </table:table-row>
          <table:table-row>
            <table:table-cell table:style-name="Tabla2.A1" office:value-type="string">
              <text:p text:style-name="P6">2. Configuración de NSS (Name Service Switch)</text:p>
            </table:table-cell>
            <table:table-cell table:style-name="Tabla2.A1" office:value-type="string">
              <text:p text:style-name="P5">Editar <text:span text:style-name="Source_20_Text"><text:span text:style-name="T1">/etc/nsswitch.conf</text:span></text:span> para añadir <text:span text:style-name="Source_20_Text"><text:span text:style-name="T1">ldap</text:span></text:span> a las líneas de <text:span text:style-name="Source_20_Text"><text:span text:style-name="T1">passwd</text:span></text:span>, <text:span text:style-name="Source_20_Text"><text:span text:style-name="T1">group</text:span></text:span>, y <text:span text:style-name="Source_20_Text"><text:span text:style-name="T1">shadow</text:span></text:span>. &lt;br&gt; <text:span text:style-name="Source_20_Text"><text:span text:style-name="T1">passwd: files systemd compat ldap</text:span></text:span> &lt;br&gt; <text:span text:style-name="Source_20_Text"><text:span text:style-name="T1">group: files systemd compat ldap</text:span></text:span> &lt;br&gt; <text:span text:style-name="Source_20_Text"><text:span text:style-name="T1">shadow: files systemd compat ldap</text:span></text:span></text:p>
            </table:table-cell>
            <table:table-cell table:style-name="Tabla2.A1" office:value-type="string">
              <text:p text:style-name="P5">NSS determina el orden en que el sistema resuelve la información de usuarios y grupos. Añadir <text:span text:style-name="Source_20_Text"><text:span text:style-name="T1">ldap</text:span></text:span> indica al sistema que también consulte el servidor LDAP.</text:p>
            </table:table-cell>
          </table:table-row>
          <table:table-row>
            <table:table-cell table:style-name="Tabla2.A1" office:value-type="string">
              <text:p text:style-name="P6">3. Configuración de PAM (Pluggable Authentication Modules)</text:p>
            </table:table-cell>
            <table:table-cell table:style-name="Tabla2.A1" office:value-type="string">
              <text:p text:style-name="P5">Configurar <text:span text:style-name="Source_20_Text"><text:span text:style-name="T1">/etc/pam.d/common-auth</text:span></text:span>, <text:span text:style-name="Source_20_Text"><text:span text:style-name="T1">common-account</text:span></text:span>, <text:span text:style-name="Source_20_Text"><text:span text:style-name="T1">common-password</text:span></text:span>, <text:span text:style-name="Source_20_Text"><text:span text:style-name="T1">common-session</text:span></text:span> (Debian/Ubuntu) &lt;br&gt; Usar <text:span text:style-name="Source_20_Text"><text:span text:style-name="T1">authconfig</text:span></text:span> o <text:span text:style-name="Source_20_Text"><text:span text:style-name="T1">authselect</text:span></text:span> (RHEL/CentOS/Rocky)</text:p>
            </table:table-cell>
            <table:table-cell table:style-name="Tabla2.A1" office:value-type="string">
              <text:p text:style-name="P5">PAM gestiona cómo se autentican los usuarios. Se deben añadir líneas para el módulo <text:span text:style-name="Source_20_Text"><text:span text:style-name="T1">pam_ldap.so</text:span></text:span> o <text:span text:style-name="Source_20_Text"><text:span text:style-name="T1">pam_sss.so</text:span></text:span> (si usas SSSD) para que las autenticaciones pasen por LDAP.</text:p>
            </table:table-cell>
          </table:table-row>
          <table:table-row>
            <table:table-cell table:style-name="Tabla2.A1" office:value-type="string">
              <text:p text:style-name="P6">4. <text:soft-page-break/>Configuración del Cliente LDAP</text:p>
            </table:table-cell>
            <table:table-cell table:style-name="Tabla2.A1" office:value-type="string">
              <text:p text:style-name="P5">Editar <text:span text:style-name="Source_20_Text"><text:span text:style-name="T1">/etc/ldap.conf</text:span></text:span> o <text:soft-page-break/><text:span text:style-name="Source_20_Text"><text:span text:style-name="T1">/etc/sssd/sssd.conf</text:span></text:span> (si usas SSSD) o las configuraciones generadas por <text:span text:style-name="Source_20_Text"><text:span text:style-name="T1">authconfig</text:span></text:span>/<text:span text:style-name="Source_20_Text"><text:span text:style-name="T1">authselect</text:span></text:span>. &lt;br&gt; Especificar: &lt;br&gt; <text:span text:style-name="Source_20_Text"><text:span text:style-name="T1">base dc=ejemplo,dc=com</text:span></text:span> &lt;br&gt; <text:span text:style-name="Source_20_Text"><text:span text:style-name="T1">uri ldap://ip_servidor_ldap/</text:span></text:span> &lt;br&gt; <text:span text:style-name="Source_20_Text"><text:span text:style-name="T1">ldap_version 3</text:span></text:span> &lt;br&gt; <text:span text:style-name="Source_20_Text"><text:span text:style-name="T1">binddn cn=admin,dc=ejemplo,dc=com</text:span></text:span> (o un usuario no-admin con permisos de lectura) &lt;br&gt; <text:span text:style-name="Source_20_Text"><text:span text:style-name="T1">bindpw tu_password_admin</text:span></text:span> &lt;br&gt; <text:span text:style-name="Source_20_Text"><text:span text:style-name="T1">ssl start_tls</text:span></text:span> o <text:span text:style-name="Source_20_Text"><text:span text:style-name="T1">tls_cacert /ruta/al/ca.crt</text:span></text:span></text:p>
            </table:table-cell>
            <table:table-cell table:style-name="Tabla2.A1" office:value-type="string">
              <text:p text:style-name="P5">Este es el archivo de <text:soft-page-break/>configuración principal del cliente. Se especifica la base de búsqueda del directorio (<text:span text:style-name="Source_20_Text"><text:span text:style-name="T1">base</text:span></text:span>), la URI del servidor LDAP (<text:span text:style-name="Source_20_Text"><text:span text:style-name="T1">uri</text:span></text:span>), la versión del protocolo, el DN del usuario para realizar consultas (si es necesario un bind autenticado) y la configuración de TLS/SSL.</text:p>
            </table:table-cell>
          </table:table-row>
          <table:table-row>
            <table:table-cell table:style-name="Tabla2.A1" office:value-type="string">
              <text:p text:style-name="P6">5. Configuración del NSS Cache Daemon (NSCD)</text:p>
            </table:table-cell>
            <table:table-cell table:style-name="Tabla2.A1" office:value-type="string">
              <text:p text:style-name="P5"><text:span text:style-name="Source_20_Text"><text:span text:style-name="T1">sudo systemctl start nscd</text:span></text:span> &lt;br&gt; <text:span text:style-name="Source_20_Text"><text:span text:style-name="T1">sudo systemctl enable nscd</text:span></text:span> &lt;br&gt; <text:span text:style-name="Source_20_Text"><text:span text:style-name="T1">sudo systemctl restart nscd</text:span></text:span></text:p>
            </table:table-cell>
            <table:table-cell table:style-name="Tabla2.A1" office:value-type="string">
              <text:p text:style-name="P5">NSCD (Name Service Cache Daemon) cachea las consultas de nombres (incluidas las de LDAP) para mejorar el rendimiento y reducir la carga en el servidor LDAP. Es recomendable reiniciarlo después de cambios en NSS.</text:p>
            </table:table-cell>
          </table:table-row>
          <table:table-row>
            <table:table-cell table:style-name="Tabla2.A1" office:value-type="string">
              <text:p text:style-name="P6">6. Prueba de Acceso</text:p>
            </table:table-cell>
            <table:table-cell table:style-name="Tabla2.A1" office:value-type="string">
              <text:p text:style-name="P5"><text:span text:style-name="Source_20_Text"><text:span text:style-name="T1">getent passwd nombre_usuario_ldap</text:span></text:span> &lt;br&gt; <text:span text:style-name="Source_20_Text"><text:span text:style-name="T1">ssh nombre_usuario_ldap@localhost</text:span></text:span> (si SSH está configurado para usar LDAP)</text:p>
            </table:table-cell>
            <table:table-cell table:style-name="Tabla2.A1" office:value-type="string">
              <text:p text:style-name="P5">Verifica si el sistema puede resolver usuarios y grupos de LDAP. Intenta iniciar sesión con un usuario LDAP para confirmar la autenticación.</text:p>
            </table:table-cell>
          </table:table-row>
        </table:table>
        <text:p text:style-name="Horizontal_20_Line"/>
        <text:h text:style-name="P1" text:outline-level="2"><text:line-break/></text:h>
        <text:h text:style-name="P9" text:outline-level="3"><text:span text:style-name="Strong_20_Emphasis">Parte 1: Configurar el Servidor LDAP en Debian 12</text:span></text:h>
        <text:h text:style-name="Heading_20_4" text:outline-level="4"><text:span text:style-name="Strong_20_Emphasis">Paso 1: Instalar OpenLDAP</text:span></text:h>
        <text:p text:style-name="P16"><text:span text:style-name="Strong_20_Emphasis">Explicación</text:span>: OpenLDAP es el software para implementar el servidor LDAP. El paquete slapd proporciona el demonio LDAP, y ldap-utils incluye herramientas para gestionar la base de datos LDAP.</text:p>
        <text:list text:style-name="L17">
          <text:list-item>
            <text:p text:style-name="P28">Actualiza el sistema: </text:p>
            <text:p text:style-name="P28">sudo apt update &amp;&amp; sudo apt upgrade -y</text:p>
          </text:list-item>
          <text:list-item>
            <text:p text:style-name="P29">Instala OpenLDAP y las herramientas necesarias: </text:p>
            <text:p text:style-name="P28">sudo apt install slapd ldap-utils -y</text:p>
          </text:list-item>
          <text:list-item>
            <text:p text:style-name="P30">Durante la instalación, se te pedirá configurar una contraseña para el administrador LDAP. Usa una contraseña segura (por ejemplo, "<text:span text:style-name="T7">qwerty</text:span>" para este ejemplo). Esta contraseña es para la cuenta de administrador LDAP, no para los usuarios. </text:p>
          </text:list-item>
        </text:list>
        <text:h text:style-name="Heading_20_4" text:outline-level="4"><text:span text:style-name="Strong_20_Emphasis">Paso 2: Configurar OpenLDAP</text:span></text:h>
        <text:p text:style-name="P16"><text:span text:style-name="Strong_20_Emphasis">Explicación</text:span>: OpenLDAP debe configurarse para el dominio aula11.local. Esto implica definir el DN base (Distinguished Name) como dc=aula11,dc=local y asegurarse de que el servidor esté listo para aceptar conexiones.</text:p>
        <text:list text:style-name="L18">
          <text:list-item>
            <text:p text:style-name="P31">Reconfigura slapd para asegurarte de que el dominio esté correctamente definido: </text:p>
            <text:p text:style-name="P31">sudo dpkg-reconfigure slapd</text:p>
            <text:list>
              <text:list-item>
                <text:p text:style-name="P32">Responde a las preguntas: </text:p>
                <text:list>
                  <text:list-item>
                    <text:p text:style-name="P31"><text:span text:style-name="Strong_20_Emphasis">Omitir configuración inicial</text:span>: No (selecciona configurar). </text:p>
                  </text:list-item>
                  <text:list-item>
                    <text:p text:style-name="P31"><text:span text:style-name="Strong_20_Emphasis">Nombre del dominio DNS</text:span>: Introduce aula11.local. </text:p>
                  </text:list-item>
                  <text:list-item>
                    <text:p text:style-name="P31"><text:span text:style-name="Strong_20_Emphasis">Nombre de la organización</text:span>: Puede ser "Aula11" o cualquier nombre. </text:p>
                  </text:list-item>
                  <text:list-item>
                    <text:p text:style-name="P31"><text:span text:style-name="Strong_20_Emphasis">Contraseña de administrador</text:span>: Confirma o cambia la contraseña (por ejemplo, "<text:span text:style-name="T7">qwerty</text:span>"). </text:p>
                  </text:list-item>
                  <text:list-item>
                    <text:p text:style-name="P31"><text:span text:style-name="Strong_20_Emphasis">Backend de la base de datos</text:span>: Selecciona MDB (recomendado). </text:p>
                  </text:list-item>
                  <text:list-item>
                    <text:p text:style-name="P31"><text:span text:style-name="Strong_20_Emphasis">Eliminar base de datos al purgar</text:span>: No. </text:p>
                  </text:list-item>
                  <text:list-item>
                    <text:p text:style-name="P31"><text:span text:style-name="Strong_20_Emphasis">Mover base de datos antigua</text:span>: Sí, si aplica. </text:p>
                  </text:list-item>
                </text:list>
              </text:list-item>
            </text:list>
          </text:list-item>
          <text:list-item>
            <text:p text:style-name="P31">Verifica que el servidor LDAP esté funcionando: </text:p>
            <text:p text:style-name="P31">sudo systemctl status slapd</text:p>
            <text:p text:style-name="P32">Asegúrate de que esté activo y en ejecución. Si no, inicia el servicio: </text:p>
            <text:p text:style-name="P31">sudo systemctl start slapd</text:p>
          </text:list-item>
        </text:list>
        <text:p text:style-name="P39">sudo systemctl enable slapd</text:p>
        <text:list text:continue-numbering="true" text:style-name="L18">
          <text:list-item>
            <text:p text:style-name="P32">Prueba la conexión LDAP: </text:p>
            <text:p text:style-name="P31">ldapsearch -x -b "dc=aula11,dc=local" -H ldap://debian.aula11.local</text:p>
            <text:p text:style-name="P33">Esto debería devolver la estructura básica del dominio. Usa -x para autenticación simple y -H para especificar el servidor. </text:p>
          </text:list-item>
        </text:list>
        <text:h text:style-name="Heading_20_4" text:outline-level="4"><text:span text:style-name="Strong_20_Emphasis">Paso 3: Crear Archivos LDIF para los Usuarios</text:span></text:h>
        <text:p text:style-name="P16"><text:span text:style-name="Strong_20_Emphasis">Explicación</text:span>: Los archivos LDIF (LDAP Data Interchange Format) definen la estructura de los datos a añadir al servidor LDAP. Crearemos un archivo LDIF para la unidad organizativa (OU) y los 14 usuarios (user01 a user14) con la contraseña "qwerty".</text:p>
        <text:list text:style-name="L19">
          <text:list-item>
            <text:p text:style-name="P34">Crea un directorio para trabajar con los archivos LDIF: </text:p>
            <text:p text:style-name="P34"><text:soft-page-break/>mkdir ~/ldap-config</text:p>
          </text:list-item>
        </text:list>
        <text:p text:style-name="P44">cd ~/ldap-config</text:p>
        <text:list text:continue-numbering="true" text:style-name="L19">
          <text:list-item>
            <text:p text:style-name="P35">Crea un archivo LDIF para la unidad organizativa (ou=users,dc=aula11,dc=local): </text:p>
            <text:p text:style-name="P34">nano ou_users.ldif <text:span text:style-name="T7">#( o usad vi si os sentís cómodo con él)</text:span></text:p>
            <text:p text:style-name="P35">Contenido del archivo: </text:p>
            <text:p text:style-name="P34">dn: ou=users,dc=aula11,dc=local</text:p>
          </text:list-item>
        </text:list>
        <text:p text:style-name="P44">objectClass: organizationalUnit</text:p>
        <text:p text:style-name="P46">ou: users</text:p>
        <text:list text:continue-numbering="true" text:style-name="L19">
          <text:list-header>
            <text:p text:style-name="P35">Guarda y cierra el archivo. </text:p>
          </text:list-header>
          <text:list-item>
            <text:p text:style-name="P34">Añade la OU al servidor LDAP: </text:p>
            <text:p text:style-name="P34">ldapadd -x -D "cn=admin,dc=aula11,dc=local" -W -f ou_users.ldif</text:p>
            <text:p text:style-name="P35">Ingresa la contraseña de administrador LDAP ("<text:span text:style-name="T7">qwerty</text:span>" en este ejemplo). </text:p>
          </text:list-item>
          <text:list-item>
            <text:p text:style-name="P34">Genera la contraseña cifrada para "qwerty": </text:p>
            <text:p text:style-name="P34">slappasswd -s qwerty</text:p>
            <text:p text:style-name="P35">Esto genera un hash, por ejemplo: {SSHA}8fXz3i4j5k6l7m8n9o0p1q2r3s4t5u6v. Copia este hash. <text:span text:style-name="T7">(OJO!!!! ejecutad el comando y mostrará el hash correcto)</text:span></text:p>
          </text:list-item>
          <text:list-item>
            <text:p text:style-name="P34">Crea un archivo LDIF para los 14 usuarios: </text:p>
          </text:list-item>
        </text:list>
        <text:p text:style-name="P27"><text:tab/><text:span text:style-name="T7">vi users.ldif</text:span></text:p>
        <text:p text:style-name="P54">dn: uid=user01,ou=users,dc=aula11,dc=local</text:p>
        <text:p text:style-name="P55">objectClass: inetOrgPerson</text:p>
        <text:p text:style-name="P55">objectClass: posixAccount</text:p>
        <text:p text:style-name="P55">objectClass: shadowAccount</text:p>
        <text:p text:style-name="P55">uid: user01</text:p>
        <text:p text:style-name="P55">cn: User One</text:p>
        <text:p text:style-name="P55">sn: User01</text:p>
        <text:p text:style-name="P55">uidNumber: 10001</text:p>
        <text:p text:style-name="P55">gidNumber: 10001</text:p>
        <text:p text:style-name="P55">homeDirectory: /home/user01</text:p>
        <text:p text:style-name="P55">loginShell: /bin/bash</text:p>
        <text:p text:style-name="P55">userPassword: {SSHA}8fXz3i4j5k6l7m8n9o0p1q2r3s4t5u6v</text:p>
        <text:p text:style-name="P55"/>
        <text:p text:style-name="P55">dn: uid=user02,ou=users,dc=aula11,dc=local</text:p>
        <text:p text:style-name="P55">objectClass: inetOrgPerson</text:p>
        <text:p text:style-name="P55">objectClass: posixAccount</text:p>
        <text:p text:style-name="P55">objectClass: shadowAccount</text:p>
        <text:p text:style-name="P55">uid: user02</text:p>
        <text:p text:style-name="P55">cn: User Two</text:p>
        <text:p text:style-name="P55">sn: User02</text:p>
        <text:p text:style-name="P55">uidNumber: 10002</text:p>
        <text:p text:style-name="P55">gidNumber: 10002</text:p>
        <text:p text:style-name="P55">homeDirectory: /home/user02</text:p>
        <text:p text:style-name="P55">loginShell: /bin/bash</text:p>
        <text:p text:style-name="P55">userPassword: {SSHA}8fXz3i4j5k6l7m8n9o0p1q2r3s4t5u6v</text:p>
        <text:list text:continue-numbering="true" text:style-name="L19">
          <text:list-header>
            <text:p text:style-name="P35">Contenido del archivo (repite la estructura para cada usuario, ajustando uid y cn): </text:p>
            <text:p text:style-name="P34"/>
            <text:p text:style-name="P35"><text:soft-page-break/>Continúa hasta user14, incrementando uidNumber y gidNumber (10001 a 10014) y ajustando uid, cn, y homeDirectory. Usa el mismo hash de contraseña para todos. </text:p>
          </text:list-header>
          <text:list-item>
            <text:p text:style-name="P34">Añade los usuarios al servidor LDAP: </text:p>
            <text:p text:style-name="P34">ldapadd -x -D "cn=admin,dc=aula11,dc=local" -W -f users.ldif</text:p>
            <text:p text:style-name="P35">Ingresa la contraseña de administrador LDAP. </text:p>
          </text:list-item>
          <text:list-item>
            <text:p text:style-name="P34">Verifica que los usuarios se hayan añadido: </text:p>
            <text:p text:style-name="P34">ldapsearch -x -b "ou=users,dc=aula11,dc=local" -H ldap://debian.aula11.local</text:p>
            <text:p text:style-name="P36">Deberías ver los 14 usuarios listados. </text:p>
          </text:list-item>
        </text:list>
        <text:h text:style-name="Heading_20_4" text:outline-level="4"><text:span text:style-name="Strong_20_Emphasis">Paso 4: Configurar el Servidor para Permitir Autenticación</text:span></text:h>
        <text:p text:style-name="P16"><text:span text:style-name="Strong_20_Emphasis">Explicación</text:span>: Para que los clientes puedan autenticarse, el servidor LDAP debe permitir consultas anónimas o autenticadas y estar accesible en la red.</text:p>
        <text:list text:style-name="L20">
          <text:list-item>
            <text:p text:style-name="P37">Asegúrate de que el servidor esté escuchando en la interfaz de red (no solo localhost): Edita /etc/ldap/slapd.d/cn=config.ldif o /etc/openldap/slapd.conf (dependiendo de tu configuración): </text:p>
            <text:p text:style-name="P37">sudo nano /etc/ldap/slapd.d/cn=config/olcDatabase={1}mdb.ldif</text:p>
            <text:p text:style-name="P38">Asegúrate de que olcAccess permita acceso a los usuarios: </text:p>
            <text:p text:style-name="P37">olcAccess: to attrs=userPassword by self write by anonymous auth by * none</text:p>
          </text:list-item>
        </text:list>
        <text:p text:style-name="P44">olcAccess: to * by * read</text:p>
        <text:list text:continue-numbering="true" text:style-name="L20">
          <text:list-item>
            <text:p text:style-name="P38">Reinicia el servicio LDAP: </text:p>
            <text:p text:style-name="P37">sudo systemctl restart slapd</text:p>
          </text:list-item>
          <text:list-item>
            <text:p text:style-name="P38">Configura el firewall para permitir conexiones LDAP (puerto 389): </text:p>
            <text:p text:style-name="P37">sudo ufw allow 389</text:p>
          </text:list-item>
        </text:list>
        <text:p text:style-name="P16"><text:span text:style-name="Strong_20_Emphasis"/></text:p>
        <text:p text:style-name="P16"><text:span text:style-name="Strong_20_Emphasis"/></text:p>
        <text:h text:style-name="P9" text:outline-level="3"><text:span text:style-name="Strong_20_Emphasis">Pasos para crear el usuario proxyuser en el servidor Debian 12</text:span></text:h>
        <text:list text:style-name="L29">
          <text:list-item>
            <text:p text:style-name="P69"><text:span text:style-name="Strong_20_Emphasis">Crea un archivo LDIF para proxyuser</text:span>: En el servidor Debian 12 (debian), crea un archivo LDIF para el usuario sin privilegios: </text:p>
            <text:p text:style-name="P69">nano ~/ldap-config/proxyuser.ldif</text:p>
            <text:p text:style-name="P70">Contenido del archivo: </text:p>
          </text:list-item>
        </text:list>
        <text:p text:style-name="P39">dn: cn=proxyuser,ou=users,dc=aula11,dc=local</text:p>
        <text:p text:style-name="P41">objectClass: simpleSecurityObject</text:p>
        <text:p text:style-name="P41">objectClass: organizationalRole</text:p>
        <text:p text:style-name="P41">cn: proxyuser</text:p>
        <text:p text:style-name="P41">userPassword: {SSHA}8fXz3i4j5k6l7m8n9o0p1q2r3s4t5u6v <text:span text:style-name="T8">#(OJO!!!!! el hash)</text:span></text:p>
        <text:p text:style-name="P41">description: LDAP proxy user for client queries</text:p>
        <text:list text:continue-numbering="true" text:style-name="L29">
          <text:list-header>
            <text:p text:style-name="P70">Usa el mismo hash de contraseña generado anteriormente para "qwerty" (o genera uno nuevo con slappasswd -s &lt;contraseña&gt;). </text:p>
          </text:list-header>
          <text:list-item>
            <text:p text:style-name="P69"><text:span text:style-name="Strong_20_Emphasis">Añade el usuario al servidor LDAP</text:span>: </text:p>
            <text:p text:style-name="P69">ldapadd -x -D "cn=admin,dc=aula11,dc=local" -W -f ~/ldap-config/proxyuser.ldif</text:p>
            <text:p text:style-name="P70">Ingresa la contraseña del administrador LDAP (<text:span text:style-name="T8">qwerty</text:span> en el ejemplo). </text:p>
          </text:list-item>
          <text:list-item>
            <text:p text:style-name="P69"><text:span text:style-name="Strong_20_Emphasis">Configura permisos en el servidor LDAP</text:span>: Asegúrate de que proxyuser pueda realizar consultas. Edita las reglas de acceso en el servidor LDAP si es necesario. Por ejemplo, en /etc/ldap/slapd.d/cn=config/olcDatabase={1}mdb.ldif: </text:p>
            <text:p text:style-name="P69">olcAccess: to * by dn="cn=proxyuser,ou=users,dc=aula11,dc=local" read by * none</text:p>
            <text:p text:style-name="P70">Esto permite que proxyuser lea la base de datos. Aplica los cambios: </text:p>
            <text:p text:style-name="P69">sudo systemctl restart slapd</text:p>
          </text:list-item>
          <text:list-item>
            <text:p text:style-name="P70"><text:span text:style-name="Strong_20_Emphasis">Vuelve al cliente y responde</text:span>: En el cliente (Ubuntu o Rocky), introduce: </text:p>
            <text:p text:style-name="P69">cn=proxyuser,ou=users,dc=aula11,dc=local</text:p>
          </text:list-item>
          <text:list-item>
            <text:p text:style-name="P70"><text:span text:style-name="Strong_20_Emphasis">Configura la contraseña de proxyuser en el cliente</text:span>: Edita /etc/ldap.conf (o /etc/ldap/ldap.conf) en el cliente para incluir la credencial de proxyuser: </text:p>
            <text:p text:style-name="P69">sudo nano /etc/ldap.conf</text:p>
            <text:p text:style-name="P70">Añade o modifica: </text:p>
            <text:p text:style-name="P69">binddn cn=proxyuser,ou=users,dc=aula11,dc=local</text:p>
          </text:list-item>
        </text:list>
        <text:p text:style-name="P39">bindpw qwerty</text:p>
        <text:list text:continue-numbering="true" text:style-name="L29">
          <text:list-item>
            <text:p text:style-name="P70"><text:span text:style-name="Strong_20_Emphasis">Prueba la conexión</text:span>: En el cliente, verifica que puedes consultar el servidor LDAP con proxyuser: </text:p>
            <text:p text:style-name="P69">ldapsearch -x -D "cn=proxyuser,ou=users,dc=aula11,dc=local" -W -b "dc=aula11,dc=local"</text:p>
            <text:p text:style-name="P71">Ingresa la contraseña "qwerty". Deberías ver la estructura del dominio. </text:p>
          </text:list-item>
        </text:list>
        <text:h text:style-name="Heading_20_3" text:outline-level="3"><text:span text:style-name="Strong_20_Emphasis">Alternativa: Usar autenticación anónima</text:span></text:h>
        <text:p text:style-name="P16">Si no quieres crear un proxyuser y el servidor permite consultas anónimas (como configurado en el paso 4 de la Parte 1), puedes dejar el campo en blanco o configurar el cliente para autenticación anónima. En /etc/ldap.conf, asegúrate de que no haya binddn ni bindpw, y verifica que el servidor permita acceso anónimo:</text:p>
        <text:p text:style-name="P27">olcAccess: to * by anonymous read by * none</text:p>
        <text:p text:style-name="P16"><text:span text:style-name="Strong_20_Emphasis"/></text:p>
        <text:p text:style-name="P17"><text:span text:style-name="Strong_20_Emphasis"/></text:p>
        <text:h text:style-name="P10" text:outline-level="3"><text:span text:style-name="Strong_20_Emphasis">Parte 2: Configurar los Clientes (Ubuntu 24.04, Rocky 9.5, Rocky 10)</text:span></text:h>
        <text:h text:style-name="Heading_20_4" text:outline-level="4"><text:span text:style-name="Strong_20_Emphasis">Paso 5: Configurar el Cliente Ubuntu 24.04</text:span></text:h>
        <text:p text:style-name="P16"><text:span text:style-name="Strong_20_Emphasis">Explicación</text:span>: Configuraremos el cliente para autenticar contra el servidor LDAP y crear directorios home automáticamente usando PAM y pam_mkhomedir.</text:p>
        <text:list text:style-name="L21">
          <text:list-item>
            <text:p text:style-name="P58">Instala los paquetes necesarios: </text:p>
          </text:list-item>
        </text:list>
        <text:p text:style-name="P44">sudo apt update</text:p>
        <text:p text:style-name="P46">sudo apt install libnss-ldap libpam-ldap ldap-utils -y</text:p>
        <text:list text:continue-numbering="true" text:style-name="L21">
          <text:list-item>
            <text:p text:style-name="P59">Durante la instalación, configura: </text:p>
            <text:list>
              <text:list-item>
                <text:p text:style-name="P58"><text:span text:style-name="Strong_20_Emphasis">URI del servidor LDAP</text:span>: ldap://debian.aula11.local </text:p>
              </text:list-item>
              <text:list-item>
                <text:p text:style-name="P58"><text:span text:style-name="Strong_20_Emphasis">DN base</text:span>: dc=aula11,dc=local </text:p>
              </text:list-item>
              <text:list-item>
                <text:p text:style-name="P58"><text:span text:style-name="Strong_20_Emphasis">Versión de LDAP</text:span>: 3 </text:p>
              </text:list-item>
              <text:list-item>
                <text:p text:style-name="P58"><text:span text:style-name="Strong_20_Emphasis">Hacer root administrador LDAP</text:span>: No </text:p>
              </text:list-item>
              <text:list-item>
                <text:p text:style-name="P58"><text:span text:style-name="Strong_20_Emphasis">Autenticación local</text:span>: Sí (para usuarios locales como root) </text:p>
              </text:list-item>
            </text:list>
          </text:list-item>
          <text:list-item>
            <text:p text:style-name="P58">Edita /etc/nsswitch.conf para usar LDAP: </text:p>
            <text:p text:style-name="P58">sudo nano /etc/nsswitch.conf</text:p>
            <text:p text:style-name="P59">Modifica las siguientes líneas: </text:p>
            <text:p text:style-name="P58">passwd: compat ldap</text:p>
          </text:list-item>
        </text:list>
        <text:p text:style-name="P44">group: compat ldap</text:p>
        <text:p text:style-name="P46">shadow: compat ldap</text:p>
        <text:list text:continue-numbering="true" text:style-name="L21">
          <text:list-item>
            <text:p text:style-name="P59">Configura PAM para crear directorios home automáticamente: </text:p>
            <text:p text:style-name="P58">sudo nano /etc/pam.d/common-session</text:p>
            <text:p text:style-name="P59">Añade al final: </text:p>
            <text:p text:style-name="P58">session required pam_mkhomedir.so skel=/etc/skel umask=0022</text:p>
          </text:list-item>
          <text:list-item>
            <text:p text:style-name="P59">Configura /etc/pam.d/common-session-noninteractive de la misma manera: </text:p>
            <text:p text:style-name="P58">sudo nano /etc/pam.d/common-session-noninteractive</text:p>
            <text:p text:style-name="P59">Añade: </text:p>
            <text:p text:style-name="P58">session required pam_mkhomedir.so skel=/etc/skel umask=0022</text:p>
          </text:list-item>
          <text:list-item>
            <text:p text:style-name="P59">Configura el cliente LDAP: Edita /etc/ldap.conf o /etc/ldap/ldap.conf: </text:p>
            <text:p text:style-name="P58">sudo nano /etc/ldap.conf</text:p>
            <text:p text:style-name="P59">Asegúrate de que contenga: </text:p>
            <text:p text:style-name="P58">base dc=aula11,dc=local</text:p>
          </text:list-item>
        </text:list>
        <text:p text:style-name="P56">uri ldap://debian.aula11.local</text:p>
        <text:p text:style-name="P57">ldap_version 3</text:p>
        <text:list text:continue-numbering="true" text:style-name="L21">
          <text:list-item>
            <text:p text:style-name="P59">Habilita autenticación SSH para usuarios LDAP: Edita /etc/ssh/sshd_config: </text:p>
            <text:p text:style-name="P58">sudo nano /etc/ssh/sshd_config</text:p>
            <text:p text:style-name="P59">Asegúrate de que PasswordAuthentication yes esté habilitado. </text:p>
          </text:list-item>
          <text:list-item>
            <text:p text:style-name="P58">Reinicia los servicios: </text:p>
            <text:p text:style-name="P58">sudo systemctl restart nslcd sshd</text:p>
          </text:list-item>
          <text:list-item>
            <text:p text:style-name="P59">Prueba la autenticación SSH: Desde otro equipo o el mismo, intenta: </text:p>
            <text:p text:style-name="P58">ssh user01@&lt;IP_del_cliente_ubuntu&gt;</text:p>
            <text:p text:style-name="P60">Usa la contraseña "qwerty". El directorio /home/user01 se creará automáticamente.</text:p>
          </text:list-item>
        </text:list>
        <text:p text:style-name="P16"><text:span text:style-name="Strong_20_Emphasis"/></text:p>
        <text:h text:style-name="P11" text:outline-level="4"><text:soft-page-break/><text:span text:style-name="Strong_20_Emphasis">Paso 6: Configurar los Clientes Rocky Linux 9.5 y 10</text:span></text:h>
        <text:p text:style-name="P16"><text:span text:style-name="Strong_20_Emphasis">Explicación</text:span>: Rocky Linux usa authselect y sssd para la integración con LDAP, que es más moderno que libnss-ldap. Configuraremos ambos sistemas de manera similar.</text:p>
        <text:list text:style-name="L26">
          <text:list-item>
            <text:p text:style-name="P62">Instala los paquetes necesarios: </text:p>
            <text:p text:style-name="P62">sudo dnf install sssd sssd-ldap -y</text:p>
          </text:list-item>
          <text:list-item>
            <text:p text:style-name="P63">Configura sssd: Crea o edita /etc/sssd/sssd.conf: </text:p>
            <text:p text:style-name="P62">sudo nano /etc/sssd/sssd.conf</text:p>
            <text:p text:style-name="P63">Contenido: </text:p>
          </text:list-item>
        </text:list>
        <text:p text:style-name="P44">[sssd]</text:p>
        <text:p text:style-name="P46">config_file_version = 2</text:p>
        <text:p text:style-name="P46">services = nss, pam</text:p>
        <text:p text:style-name="P46">domains = aula11.local</text:p>
        <text:p text:style-name="P46"/>
        <text:p text:style-name="P46">[domain/aula11.local]</text:p>
        <text:p text:style-name="P46">id_provider = ldap</text:p>
        <text:p text:style-name="P46">auth_provider = ldap</text:p>
        <text:p text:style-name="P46">ldap_uri = ldap://debian.aula11.local</text:p>
        <text:p text:style-name="P46">ldap_search_base = dc=aula11,dc=local</text:p>
        <text:p text:style-name="P46">ldap_user_search_base = ou=users,dc=aula11,dc=local</text:p>
        <text:p text:style-name="P46">ldap_id_use_start_tls = false</text:p>
        <text:p text:style-name="P46">cache_credentials = true</text:p>
        <text:p text:style-name="P46">enumerate = true</text:p>
        <text:list text:continue-numbering="true" text:style-name="L26">
          <text:list-item>
            <text:p text:style-name="P63">Ajusta los permisos del archivo: </text:p>
            <text:p text:style-name="P62">sudo chmod 600 /etc/sssd/sssd.conf</text:p>
          </text:list-item>
          <text:list-item>
            <text:p text:style-name="P63">Configura authselect para usar LDAP: </text:p>
            <text:p text:style-name="P62">sudo authselect select sssd with-mkhomedir --force</text:p>
          </text:list-item>
          <text:list-item>
            <text:p text:style-name="P63">Edita /etc/nsswitch.conf: </text:p>
            <text:p text:style-name="P62">sudo nano /etc/nsswitch.conf</text:p>
          </text:list-item>
        </text:list>
        <text:p text:style-name="P44">passwd: sss files</text:p>
        <text:p text:style-name="P46">group: sss files</text:p>
        <text:p text:style-name="P46">shadow: sss files</text:p>
        <text:list text:continue-numbering="true" text:style-name="L26">
          <text:list-item>
            <text:p text:style-name="P63">Configura SSH: Edita /etc/ssh/sshd_config: </text:p>
            <text:p text:style-name="P62">sudo nano /etc/ssh/sshd_config</text:p>
            <text:p text:style-name="P63">Asegúrate de que PasswordAuthentication yes esté habilitado. </text:p>
          </text:list-item>
          <text:list-item>
            <text:p text:style-name="P63">Habilita e inicia sssd:</text:p>
          </text:list-item>
        </text:list>
        <text:p text:style-name="P39">sudo systemctl enable sssd --now</text:p>
        <text:p text:style-name="P41">sudo systemctl restart sshd</text:p>
        <text:list text:continue-numbering="true" text:style-name="L26">
          <text:list-header>
            <text:p text:style-name="P62"/>
          </text:list-header>
          <text:list-item>
            <text:p text:style-name="P63">Prueba la autenticación SSH: </text:p>
            <text:p text:style-name="P62">ssh user01@&lt;IP_del_cliente_rocky&gt;</text:p>
            <text:p text:style-name="P63">Usa la contraseña "qwerty". El directorio home se creará automáticamente. </text:p>
          </text:list-item>
          <text:list-item>
            <text:p text:style-name="P61"><text:span text:style-name="Strong_20_Emphasis">Configura el cliente LDAP si es necesario</text:span>:<text:line-break/>Si usas un usuario sin privilegios como cn=proxyuser,ou=users,dc=aula11,dc=local (como se explicó antes), configura /etc/openldap/ldap.conf:</text:p>
          </text:list-item>
        </text:list>
        <text:list text:style-name="L30">
          <text:list-header>
            <text:p text:style-name="P72"><text:soft-page-break/>sudo nano /etc/openldap/ldap.conf</text:p>
            <text:p text:style-name="P73">Contenido:</text:p>
          </text:list-header>
        </text:list>
        <text:p text:style-name="P44">BASE dc=aula11,dc=local</text:p>
        <text:p text:style-name="P46">URI ldap://debian.aula11.local</text:p>
        <text:p text:style-name="P46">BIND_DN cn=proxyuser,ou=users,dc=aula11,dc=local</text:p>
        <text:p text:style-name="P46">BIND_PW qwerty</text:p>
        <text:list text:continue-numbering="true" text:style-name="L30">
          <text:list-item>
            <text:p text:style-name="P73"><text:span text:style-name="Strong_20_Emphasis">Prueba la conexión LDAP</text:span>:</text:p>
            <text:p text:style-name="P72">ldapsearch -x -D "cn=proxyuser,ou=users,dc=aula11,dc=local" -W -b "dc=aula11,dc=local"</text:p>
            <text:p text:style-name="P73">Ingresa la contraseña "qwerty" para verificar que el cliente puede consultar el servidor LDAP.</text:p>
          </text:list-item>
        </text:list>
        <text:h text:style-name="Heading_20_3" text:outline-level="3"><text:span text:style-name="Strong_20_Emphasis">Verificación adicional</text:span></text:h>
        <text:p text:style-name="P16">Si encuentras problemas con la autenticación:</text:p>
        <text:list text:style-name="L32">
          <text:list-item>
            <text:p text:style-name="P76">Revisa los logs en el cliente: </text:p>
          </text:list-item>
        </text:list>
        <text:p text:style-name="P44">sudo tail -f /var/log/sssd/*.log</text:p>
        <text:p text:style-name="P46">sudo tail -f /var/log/auth.log</text:p>
        <text:list text:continue-numbering="true" text:style-name="L32">
          <text:list-item>
            <text:p text:style-name="P77">En el servidor LDAP, verifica: </text:p>
            <text:p text:style-name="P76">sudo tail -f /var/log/slapd.log</text:p>
          </text:list-item>
          <text:list-item>
            <text:p text:style-name="P77">Asegúrate de que el firewall en el servidor (debian) permita el puerto 389: </text:p>
            <text:p text:style-name="P76">sudo ufw status</text:p>
          </text:list-item>
          <text:list-item>
            <text:p text:style-name="P77">Confirma que el DNS resuelve correctamente debian.aula11.local desde el cliente: </text:p>
            <text:p text:style-name="P76">ping debian.aula11.local</text:p>
          </text:list-item>
        </text:list>
        <text:p text:style-name="Text_20_body"><text:span text:style-name="Strong_20_Emphasis"/></text:p>
        <text:p text:style-name="Horizontal_20_Line"/>
        <text:h text:style-name="Heading_20_3" text:outline-level="3"><text:span text:style-name="Strong_20_Emphasis">Nota sobre MigrationTools</text:span></text:h>
        <text:p text:style-name="P16"><text:span text:style-name="Strong_20_Emphasis">Explicación</text:span>: MigrationTools es un conjunto de scripts en Perl que pueden simplificar la creación de archivos LDIF a partir de archivos de sistema como /etc/passwd. Aunque en este caso creamos los archivos LDIF manualmente, MigrationTools puede ser útil para migrar usuarios existentes o generar LDIF automáticamente.</text:p>
        <text:list text:style-name="L28">
          <text:list-item>
            <text:p text:style-name="P66">Instala MigrationTools en el servidor Debian: </text:p>
            <text:p text:style-name="P66">sudo apt install migrationtools -y</text:p>
          </text:list-item>
          <text:list-item>
            <text:p text:style-name="P67">Configura /etc/migrationtools.conf: </text:p>
            <text:p text:style-name="P66">sudo nano /etc/migrationtools.conf</text:p>
            <text:p text:style-name="P67">Ajusta: </text:p>
            <text:p text:style-name="P66">DEFAULT_BASE="dc=aula11,dc=local"</text:p>
          </text:list-item>
          <text:list-item>
            <text:p text:style-name="P67">Usa MigrationTools para generar LDIF a partir de un archivo de usuarios (si tienes uno): </text:p>
            <text:p text:style-name="P66">/usr/share/migrationtools/migrate_passwd.pl /etc/passwd users.ldif</text:p>
            <text:p text:style-name="P68">Esto generaría un archivo LDIF que luego puedes modificar y añadir con ldapadd. </text:p>
          </text:list-item>
        </text:list>
        <text:p text:style-name="P16">MigrationTools es especialmente útil para migraciones masivas, pero para este caso con 14 usuarios, crear los LDIF manualmente es más controlado y suficiente.</text:p>
        <text:p text:style-name="P16"><text:span text:style-name="Strong_20_Emphasis"/></text:p>
        <text:p text:style-name="P16"><text:soft-page-break/><text:span text:style-name="Strong_20_Emphasi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1:08:28.860612374</meta:creation-date>
    <dc:date>2025-07-16T19:42:18.464514113</dc:date>
    <meta:editing-duration>PT7M</meta:editing-duration>
    <meta:editing-cycles>2</meta:editing-cycles>
    <meta:generator>LibreOffice/24.2.2.2$Linux_X86_64 LibreOffice_project/d56cc158d8a96260b836f100ef4b4ef25d6f1a01</meta:generator>
    <meta:document-statistic meta:table-count="2" meta:image-count="0" meta:object-count="0" meta:page-count="14" meta:paragraph-count="553" meta:word-count="4061" meta:character-count="31054" meta:non-whitespace-character-count="27445"/>
  </office:meta>
</office:document-meta>
</file>